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2"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3"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4" style:family="graphic">
      <style:graphic-properties style:protect="size"/>
    </style:style>
    <style:style style:name="gr5"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7"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8"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0"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1"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2"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4"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5"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6"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7"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8"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0"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1"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2"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2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4"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25"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7"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8"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2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0"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31"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2"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4"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5"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7"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38"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0"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1"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2"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4"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5"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46"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47"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pr1" style:family="presentation" style:parent-style-name="Default_20_1-notes">
      <style:graphic-properties draw:stroke="none" draw:fill="none" draw:fill-color="#ffffff" draw:auto-grow-height="true" fo:min-height="13.364cm"/>
    </style:style>
    <style:style style:name="pr2" style:family="presentation" style:parent-style-name="Default-outline1" style:list-style-name="L7">
      <style:graphic-properties fo:min-height="15.875cm"/>
    </style:style>
    <style:style style:name="pr3" style:family="presentation" style:parent-style-name="Default-notes">
      <style:graphic-properties draw:stroke="none" draw:fill="none" draw:fill-color="#ffffff" draw:auto-grow-height="true" fo:min-height="11.596cm"/>
    </style:style>
    <style:style style:name="pr4" style:family="presentation" style:parent-style-name="Default-outline1" style:list-style-name="L7">
      <style:graphic-properties fo:min-height="15.875cm"/>
    </style:style>
    <style:style style:name="pr5" style:family="presentation" style:parent-style-name="Default-outline1" style:list-style-name="L7">
      <style:graphic-properties fo:min-height="14.008cm"/>
    </style:style>
    <style:style style:name="pr6" style:family="presentation" style:parent-style-name="Default-outline1" style:list-style-name="L7">
      <style:graphic-properties fo:min-height="14.008cm"/>
    </style:style>
    <style:style style:name="pr7" style:family="presentation" style:parent-style-name="Default-outline1" style:list-style-name="L7">
      <style:graphic-properties fo:min-height="14.008cm"/>
    </style:style>
    <style:style style:name="pr8" style:family="presentation" style:parent-style-name="Default-outline1" style:list-style-name="L7">
      <style:graphic-properties fo:min-height="14.008cm"/>
    </style:style>
    <style:style style:name="pr9" style:family="presentation" style:parent-style-name="Default-outline1" style:list-style-name="L7">
      <style:graphic-properties fo:min-height="15.24cm"/>
    </style:style>
    <style:style style:name="pr10" style:family="presentation" style:parent-style-name="Default-outline1" style:list-style-name="L7">
      <style:graphic-properties fo:min-height="15.24cm"/>
    </style:style>
    <style:style style:name="pr11" style:family="presentation" style:parent-style-name="Default-outline1" style:list-style-name="L7">
      <style:graphic-properties fo:min-height="15.24cm"/>
    </style:style>
    <style:style style:name="pr12" style:family="presentation" style:parent-style-name="Default-outline1" style:list-style-name="L7">
      <style:graphic-properties fo:min-height="15.906cm"/>
    </style:style>
    <style:style style:name="pr13" style:family="presentation" style:parent-style-name="Default-outline1" style:list-style-name="L7">
      <style:graphic-properties fo:min-height="15.875cm"/>
    </style:style>
    <style:style style:name="pr14" style:family="presentation" style:parent-style-name="Default-outline1" style:list-style-name="L7">
      <style:graphic-properties fo:min-height="17.145cm"/>
    </style:style>
    <style:style style:name="pr15" style:family="presentation" style:parent-style-name="Default-outline1" style:list-style-name="L7">
      <style:graphic-properties fo:min-height="17.916cm"/>
    </style:style>
    <style:style style:name="pr16" style:family="presentation" style:parent-style-name="Default-outline1" style:list-style-name="L7">
      <style:graphic-properties fo:min-height="17.567cm"/>
    </style:style>
    <style:style style:name="pr17" style:family="presentation" style:parent-style-name="Default-outline1" style:list-style-name="L7">
      <style:graphic-properties fo:min-height="17.567cm"/>
    </style:style>
    <style:style style:name="pr18" style:family="presentation" style:parent-style-name="Default-outline1" style:list-style-name="L7">
      <style:graphic-properties fo:min-height="17.567cm"/>
    </style:style>
    <style:style style:name="pr19" style:family="presentation" style:parent-style-name="Default-outline1" style:list-style-name="L7">
      <style:graphic-properties fo:min-height="17.652cm"/>
    </style:style>
    <style:style style:name="pr20" style:family="presentation" style:parent-style-name="Default-outline1" style:list-style-name="L7">
      <style:graphic-properties fo:min-height="15.24cm"/>
    </style:style>
    <style:style style:name="pr21" style:family="presentation" style:parent-style-name="Default-outline1" style:list-style-name="L7">
      <style:graphic-properties fo:min-height="15.24cm"/>
    </style:style>
    <style:style style:name="pr22" style:family="presentation" style:parent-style-name="Default-outline1" style:list-style-name="L7">
      <style:graphic-properties fo:min-height="17.358cm"/>
    </style:style>
    <style:style style:name="pr23" style:family="presentation" style:parent-style-name="Default-outline1" style:list-style-name="L7">
      <style:graphic-properties fo:min-height="15.24cm"/>
    </style:style>
    <style:style style:name="pr24" style:family="presentation" style:parent-style-name="Default-outline1" style:list-style-name="L7">
      <style:graphic-properties fo:min-height="15.24cm"/>
    </style:style>
    <style:style style:name="pr25" style:family="presentation" style:parent-style-name="Default-outline1" style:list-style-name="L7">
      <style:graphic-properties fo:min-height="16.68cm"/>
    </style:style>
    <style:style style:name="pr26" style:family="presentation" style:parent-style-name="Default-outline1" style:list-style-name="L7">
      <style:graphic-properties fo:min-height="17.145cm"/>
    </style:style>
    <style:style style:name="pr27" style:family="presentation" style:parent-style-name="Default-outline1" style:list-style-name="L7">
      <style:graphic-properties fo:min-height="17.145cm"/>
    </style:style>
    <style:style style:name="pr28" style:family="presentation" style:parent-style-name="Default-outline1" style:list-style-name="L7">
      <style:graphic-properties fo:min-height="17.149cm"/>
    </style:style>
    <style:style style:name="pr29" style:family="presentation" style:parent-style-name="Default-outline1" style:list-style-name="L7">
      <style:graphic-properties fo:min-height="17.387cm"/>
    </style:style>
    <style:style style:name="pr30" style:family="presentation" style:parent-style-name="Default-outline1" style:list-style-name="L7">
      <style:graphic-properties fo:min-height="17.254cm"/>
    </style:style>
    <style:style style:name="pr31" style:family="presentation" style:parent-style-name="Default-outline1" style:list-style-name="L7">
      <style:graphic-properties fo:min-height="17.893cm"/>
    </style:style>
    <style:style style:name="pr32" style:family="presentation" style:parent-style-name="Default-outline1" style:list-style-name="L7">
      <style:graphic-properties fo:min-height="17.893cm"/>
    </style:style>
    <style:style style:name="P1" style:family="paragraph">
      <style:paragraph-properties fo:margin-left="0cm" fo:margin-right="0cm" fo:margin-top="0cm" fo:margin-bottom="0cm" fo:line-height="90%" fo:text-indent="0cm" style:punctuation-wrap="hanging" style:line-break="strict"/>
    </style:style>
    <style:style style:name="P2"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size="36pt" style:font-size-asian="36pt" style:font-size-complex="36pt"/>
    </style:style>
    <style:style style:name="P3"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family="Arial" style:font-family-generic="swiss" style:font-pitch="variable" fo:font-size="24.2999992370605pt" fo:font-style="italic" fo:font-weight="bold" style:font-size-asian="22pt" style:font-style-asian="italic" style:font-weight-asian="bold" style:font-size-complex="22pt" style:font-style-complex="italic" style:font-weight-complex="bold"/>
    </style:style>
    <style:style style:name="P4"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size="24.2999992370605pt" style:font-size-asian="22pt" style:font-size-complex="22pt"/>
    </style:style>
    <style:style style:name="P5" style:family="paragraph">
      <style:text-properties fo:font-size="13.8000001907349pt"/>
    </style:style>
    <style:style style:name="P6"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size="44pt" style:font-size-asian="44pt" style:font-size-complex="44pt"/>
    </style:style>
    <style:style style:name="P7" style:family="paragraph">
      <style:paragraph-properties fo:line-height="90%" fo:text-align="center"/>
    </style:style>
    <style:style style:name="P8" style:family="paragraph">
      <style:paragraph-properties fo:margin-left="0cm" fo:margin-right="0cm" fo:line-height="90%" fo:text-align="center" fo:text-indent="0cm" style:punctuation-wrap="hanging" style:line-break="strict" style:writing-mode="lr-tb" style:font-independent-line-spacing="true"/>
      <style:text-properties fo:font-family="'Arial Black'" style:font-family-generic="swiss" style:font-pitch="variable" fo:font-size="36pt" style:font-size-asian="36pt" style:font-size-complex="36pt"/>
    </style:style>
    <style:style style:name="P9" style:family="paragraph">
      <style:paragraph-properties fo:margin-top="0cm" fo:margin-bottom="0cm"/>
    </style:style>
    <style:style style:name="P10" style:family="paragraph">
      <style:paragraph-properties fo:margin-top="0cm" fo:margin-bottom="0cm"/>
      <style:text-properties fo:font-size="22pt" fo:font-weight="normal" style:font-size-asian="22pt" style:font-weight-asian="normal" style:font-size-complex="22pt" style:font-weight-complex="normal"/>
    </style:style>
    <style:style style:name="P11" style:family="paragraph">
      <style:paragraph-properties fo:margin-left="0cm" fo:margin-right="0cm" fo:line-height="90%" fo:text-align="center" fo:text-indent="0cm" style:punctuation-wrap="hanging" style:line-break="strict" style:writing-mode="lr-tb" style:font-independent-line-spacing="true"/>
      <style:text-properties fo:font-family="'Arial Black'" style:font-family-generic="swiss" style:font-pitch="variable" fo:font-size="32pt" style:font-size-asian="32pt" style:font-size-complex="32pt"/>
    </style:style>
    <style:style style:name="P12" style:family="paragraph">
      <style:paragraph-properties fo:margin-top="0cm" fo:margin-bottom="0cm"/>
      <style:text-properties fo:font-family="Arial" style:font-family-generic="swiss" style:font-pitch="variable" fo:font-size="22pt" fo:font-weight="normal" style:font-size-asian="22pt" style:font-weight-asian="normal" style:font-size-complex="22pt" style:font-weight-complex="normal"/>
    </style:style>
    <style:style style:name="P13" style:family="paragraph">
      <style:paragraph-properties fo:margin-left="0cm" fo:margin-right="0cm" fo:text-indent="0cm" style:punctuation-wrap="hanging" style:line-break="strict" style:writing-mode="lr-tb" style:font-independent-line-spacing="true"/>
      <style:text-properties fo:font-family="'Arial Black'" style:font-family-generic="swiss" style:font-pitch="variable" fo:font-size="36pt" style:font-size-asian="36pt" style:font-size-complex="36pt"/>
    </style:style>
    <style:style style:name="P14" style:family="paragraph">
      <style:text-properties fo:font-size="22pt" style:font-size-asian="22pt" style:font-size-complex="22pt"/>
    </style:style>
    <style:style style:name="P15" style:family="paragraph">
      <style:paragraph-properties fo:margin-left="0cm" fo:margin-right="0cm" fo:text-indent="0cm" style:punctuation-wrap="hanging" style:line-break="strict" style:writing-mode="lr-tb" style:font-independent-line-spacing="true"/>
      <style:text-properties fo:font-family="'Arial Black'" style:font-family-generic="swiss" style:font-pitch="variable" fo:font-size="26pt" style:font-size-asian="26pt" style:font-size-complex="26pt"/>
    </style:style>
    <style:style style:name="P16" style:family="paragraph">
      <style:paragraph-properties fo:margin-top="0cm" fo:margin-bottom="0cm" fo:line-height="100%"/>
    </style:style>
    <style:style style:name="P17" style:family="paragraph">
      <style:paragraph-properties fo:margin-top="0cm" fo:margin-bottom="0cm"/>
      <style:text-properties fo:font-family="'Courier New'" style:font-family-generic="modern" style:font-pitch="fixed" fo:font-size="22pt" style:font-size-asian="22pt" style:font-size-complex="22pt"/>
    </style:style>
    <style:style style:name="P18" style:family="paragraph">
      <style:paragraph-properties fo:margin-top="0cm" fo:margin-bottom="0cm"/>
      <style:text-properties fo:font-family="'Courier New'" style:font-family-generic="modern" style:font-pitch="fixed" fo:font-size="22pt" fo:font-weight="normal" style:font-size-asian="22pt" style:font-weight-asian="normal" style:font-size-complex="22pt" style:font-weight-complex="normal"/>
    </style:style>
    <style:style style:name="P19" style:family="paragraph">
      <style:paragraph-properties fo:margin-top="0cm" fo:margin-bottom="0cm"/>
      <style:text-properties fo:font-family="Arial" style:font-family-generic="swiss" style:font-pitch="variable" fo:font-size="26pt" fo:font-weight="normal" style:font-size-asian="26pt" style:font-weight-asian="normal" style:font-size-complex="26pt" style:font-weight-complex="normal"/>
    </style:style>
    <style:style style:name="P20" style:family="paragraph">
      <style:paragraph-properties fo:margin-top="0cm" fo:margin-bottom="0.152cm"/>
    </style:style>
    <style:style style:name="P21" style:family="paragraph">
      <style:paragraph-properties fo:margin-top="0cm" fo:margin-bottom="0cm"/>
      <style:text-properties fo:font-family="Arial" style:font-family-generic="swiss" style:font-pitch="variable" fo:font-size="16pt" fo:font-weight="normal" style:font-size-asian="16pt" style:font-weight-asian="normal" style:font-size-complex="16pt" style:font-weight-complex="normal"/>
    </style:style>
    <style:style style:name="P22" style:family="paragraph">
      <style:paragraph-properties fo:margin-top="0cm" fo:margin-bottom="0cm"/>
      <style:text-properties fo:font-family="'Courier New'" style:font-family-generic="modern" style:font-pitch="fixed" fo:font-size="18pt" fo:font-weight="normal" style:font-size-asian="18pt" style:font-weight-asian="normal" style:font-size-complex="18pt" style:font-weight-complex="normal"/>
    </style:style>
    <style:style style:name="P23" style:family="paragraph">
      <style:paragraph-properties fo:margin-top="0cm" fo:margin-bottom="0cm"/>
      <style:text-properties fo:font-family="Arial" style:font-family-generic="swiss" style:font-pitch="variable" fo:font-size="24pt" fo:font-weight="normal" style:font-size-asian="24pt" style:font-weight-asian="normal" style:font-size-complex="24pt" style:font-weight-complex="normal"/>
    </style:style>
    <style:style style:name="P24" style:family="paragraph">
      <style:paragraph-properties fo:margin-top="0cm" fo:margin-bottom="0cm"/>
      <style:text-properties fo:font-family="'Courier New'" style:font-family-generic="modern" style:font-pitch="fixed" fo:font-size="14pt" fo:font-weight="normal" style:font-size-asian="14pt" style:font-weight-asian="normal" style:font-size-complex="14pt" style:font-weight-complex="normal"/>
    </style:style>
    <style:style style:name="P25" style:family="paragraph">
      <style:paragraph-properties fo:margin-top="0cm" fo:margin-bottom="0cm"/>
      <style:text-properties fo:font-family="Arial" style:font-family-generic="swiss" style:font-pitch="variable" fo:font-size="26pt" fo:font-weight="bold" style:font-size-asian="26pt" style:font-weight-asian="bold" style:font-size-complex="26pt" style:font-weight-complex="bold"/>
    </style:style>
    <style:style style:name="P26" style:family="paragraph">
      <style:paragraph-properties fo:margin-top="0cm" fo:margin-bottom="0cm"/>
      <style:text-properties fo:font-family="Arial" style:font-family-generic="swiss" style:font-pitch="variable" fo:font-size="20pt" fo:font-weight="normal" style:font-size-asian="20pt" style:font-weight-asian="normal" style:font-size-complex="20pt" style:font-weight-complex="normal"/>
    </style:style>
    <style:style style:name="P27" style:family="paragraph">
      <style:paragraph-properties fo:margin-top="0cm" fo:margin-bottom="0cm"/>
      <style:text-properties fo:font-family="Arial" style:font-family-generic="swiss" style:font-pitch="variable" fo:font-size="18pt" fo:font-weight="normal" style:font-size-asian="18pt" style:font-weight-asian="normal" style:font-size-complex="18pt" style:font-weight-complex="normal"/>
    </style:style>
    <style:style style:name="P28" style:family="paragraph">
      <style:paragraph-properties fo:margin-top="0cm" fo:margin-bottom="0cm"/>
      <style:text-properties fo:font-family="'Courier New'" style:font-family-generic="modern" style:font-pitch="fixed" fo:font-size="15pt" fo:font-weight="normal" style:font-size-asian="15pt" style:font-weight-asian="normal" style:font-size-complex="15pt" style:font-weight-complex="normal"/>
    </style:style>
    <style:style style:name="P29" style:family="paragraph">
      <style:paragraph-properties fo:margin-top="0cm" fo:margin-bottom="0.254cm"/>
    </style:style>
    <style:style style:name="P30" style:family="paragraph">
      <style:paragraph-properties fo:margin-top="0cm" fo:margin-bottom="0cm" fo:text-align="start"/>
    </style:style>
    <style:style style:name="P31" style:family="paragraph">
      <style:paragraph-properties fo:margin-top="0cm" fo:margin-bottom="0cm" fo:text-align="start"/>
      <style:text-properties fo:font-family="Arial" style:font-family-generic="swiss" style:font-pitch="variable" fo:font-size="22pt" fo:font-weight="normal" style:font-size-asian="22pt" style:font-weight-asian="normal" style:font-size-complex="22pt" style:font-weight-complex="normal"/>
    </style:style>
    <style:style style:name="P32" style:family="paragraph">
      <style:paragraph-properties fo:margin-top="0cm" fo:margin-bottom="0cm" fo:text-align="start"/>
      <style:text-properties fo:font-family="'Courier New'" style:font-family-generic="modern" style:font-pitch="fixed" fo:font-size="16pt" fo:font-weight="normal" style:font-size-asian="16pt" style:font-weight-asian="normal" style:font-size-complex="16pt" style:font-weight-complex="normal"/>
    </style:style>
    <style:style style:name="T1" style:family="text">
      <style:text-properties fo:color="#000000" fo:font-size="40pt" fo:language="en" fo:country="US" fo:font-weight="bold" style:font-size-asian="40pt" style:font-weight-asian="bold" style:font-size-complex="40pt" style:font-weight-complex="bold"/>
    </style:style>
    <style:style style:name="T2" style:family="text">
      <style:text-properties fo:color="#000000" fo:font-size="36pt" fo:language="en" fo:country="US" fo:font-weight="bold" style:font-size-asian="36pt" style:font-weight-asian="bold" style:font-size-complex="36pt" style:font-weight-complex="bold"/>
    </style:style>
    <style:style style:name="T3" style:family="text">
      <style:text-properties fo:color="#000000" fo:font-family="Arial" style:font-family-generic="swiss" style:font-pitch="variable" fo:font-size="22pt" fo:language="en" fo:country="US" fo:font-style="italic" fo:font-weight="bold" style:font-size-asian="22pt" style:font-style-asian="italic" style:font-weight-asian="bold" style:font-size-complex="22pt" style:font-style-complex="italic" style:font-weight-complex="bold"/>
    </style:style>
    <style:style style:name="T4" style:family="text">
      <style:text-properties fo:color="#000000" fo:font-size="22pt" fo:language="en" fo:country="US" fo:font-weight="bold" style:font-size-asian="22pt" style:font-weight-asian="bold" style:font-size-complex="22pt" style:font-weight-complex="bold"/>
    </style:style>
    <style:style style:name="T5" style:family="text">
      <style:text-properties fo:color="#000000" fo:font-size="44pt" fo:language="en" fo:country="US" fo:font-weight="bold" style:font-size-asian="44pt" style:font-weight-asian="bold" style:font-size-complex="44pt" style:font-weight-complex="bold"/>
    </style:style>
    <style:style style:name="T6" style:family="text">
      <style:text-properties fo:color="#000000" style:text-outline="false" style:text-line-through-style="none" fo:font-family="Arial" style:font-family-generic="swiss" style:font-pitch="variable" fo:font-size="36pt" fo:language="en" fo:country="US" fo:font-style="normal" fo:text-shadow="none" style:text-underline-style="none" fo:font-weight="bold" style:letter-kerning="true" style:font-family-asian="Arial" style:font-family-generic-asian="swiss" style:font-pitch-asian="variable" style:font-size-asian="36pt" style:font-style-asian="normal" style:font-weight-asian="bold" style:font-family-complex="Arial"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roman"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fo:font-family="Arial" style:font-family-generic="swiss" style:font-pitch="variable" fo:font-size="32pt" fo:language="en" fo:country="US" fo:font-style="normal" fo:text-shadow="none" style:text-underline-style="none" fo:font-weight="bold" style:letter-kerning="true" style:font-family-asian="Arial" style:font-family-generic-asian="swiss" style:font-pitch-asian="variable" style:font-size-asian="32pt" style:font-style-asian="normal" style:font-weight-asian="bold" style:font-family-complex="Arial" style:font-family-generic-complex="swiss" style:font-pitch-complex="variable" style:font-size-complex="32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fo:font-family="Arial"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Arial" style:font-family-generic="roman" style:font-pitch="variable" fo:font-size="26pt"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Arial" style:font-family-generic="swiss" style:font-pitch="variable" fo:font-size="26pt" fo:language="en" fo:country="US" fo:font-style="normal" fo:text-shadow="none" style:text-underline-style="none" fo:font-weight="bold" style:letter-kerning="true" style:font-family-asian="Arial" style:font-family-generic-asian="swiss" style:font-pitch-asian="variable" style:font-size-asian="26pt" style:font-style-asian="normal" style:font-weight-asian="bold" style:font-family-complex="Arial" style:font-family-generic-complex="swiss" style:font-pitch-complex="variable" style:font-size-complex="26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fo:font-family="Arial" style:font-family-generic="roman" style:font-pitch="variable"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5" style:family="text">
      <style:text-properties style:use-window-font-color="true" style:text-outline="false" style:text-line-through-style="none" fo:font-family="'Courier New'" style:font-family-generic="modern" style:font-pitch="fixed"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fo:font-family="'Courier New'" style:font-family-generic="modern" style:font-pitch="fixed"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fo:font-family="'Courier New'" style:font-family-generic="modern" style:font-pitch="fixed" fo:font-size="26pt"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8" style:family="text">
      <style:text-properties style:use-window-font-color="true" style:text-outline="false" style:text-line-through-style="none" fo:font-family="'Courier New'" style:font-family-generic="modern" style:font-pitch="fixed"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9" style:family="text">
      <style:text-properties style:use-window-font-color="true" style:text-outline="false" style:text-line-through-style="none" fo:font-family="'Courier New'" style:font-family-generic="modern" style:font-pitch="fixed"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fo:font-family="'Courier New'" style:font-family-generic="modern" style:font-pitch="fixed"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23" style:family="text">
      <style:text-properties fo:color="#000000" style:text-outline="false" style:text-line-through-style="none" fo:font-family="'Courier New'" style:font-family-generic="modern" style:font-pitch="fixed"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fo:font-family="'Courier New'" style:font-family-generic="modern" style:font-pitch="fixed"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fo:font-family="'Courier New'" style:font-family-generic="modern" style:font-pitch="fixed"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8" style:family="text">
      <style:text-properties style:use-window-font-color="true" style:text-outline="false" style:text-line-through-style="none" fo:font-family="'Courier New'" style:font-family-generic="modern" style:font-pitch="fixed"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fo:font-family="'Courier New'" style:font-family-generic="modern" style:font-pitch="fixed"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urier New'" style:font-family-generic="modern" style:font-pitch="fixed"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1" style:family="text">
      <style:text-properties fo:color="#008000" style:text-outline="false" style:text-line-through-style="none" fo:font-family="'Courier New'" style:font-family-generic="modern" style:font-pitch="fixed"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2" style:family="text">
      <style:text-properties fo:color="#cc6633" style:text-outline="false" style:text-line-through-style="none" fo:font-family="'Courier New'" style:font-family-generic="modern" style:font-pitch="fixed"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3" style:family="text">
      <style:text-properties fo:color="#0000ff" style:text-outline="false" style:text-line-through-style="none" fo:font-family="'Courier New'" style:font-family-generic="modern" style:font-pitch="fixed"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4" style:family="text">
      <style:text-properties fo:color="#0099ff" style:text-outline="false" style:text-line-through-style="none" fo:font-family="'Courier New'" style:font-family-generic="modern" style:font-pitch="fixed"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5" style:family="text">
      <style:text-properties fo:color="#ff00ff" style:text-outline="false" style:text-line-through-style="none" fo:font-family="'Courier New'" style:font-family-generic="modern" style:font-pitch="fixed"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fo:font-family="Arial" style:font-family-generic="swiss" style:font-pitch="variable"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37" style:family="text">
      <style:text-properties style:use-window-font-color="true" style:text-outline="false" style:text-line-through-style="none" fo:font-family="'Courier New'" style:font-family-generic="modern" style:font-pitch="fixed"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family="Arial" style:font-family-generic="swiss" style:font-pitch="variable"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40" style:family="text">
      <style:text-properties fo:color="#ff0000" style:text-outline="false" style:text-line-through-style="none" fo:font-family="Arial"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fo:font-family="'Courier New'" style:font-family-generic="modern" style:font-pitch="fixed"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42" style:family="text">
      <style:text-properties fo:color="#000000" style:text-outline="false" style:text-line-through-style="none" fo:font-family="'Courier New'" style:font-family-generic="modern" style:font-pitch="fixed"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fo:font-family="Arial"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44" style:family="text">
      <style:text-properties style:use-window-font-color="true" style:text-outline="false" style:text-line-through-style="none" fo:font-family="Arial" style:font-family-generic="swiss" style:font-pitch="variable" fo:font-size="26pt"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45" style:family="text">
      <style:text-properties style:use-window-font-color="true" style:text-outline="false" style:text-line-through-style="none" fo:font-family="Arial" style:font-family-generic="swiss"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46" style:family="text">
      <style:text-properties fo:color="#000000" style:text-outline="false" style:text-line-through-style="none" fo:font-family="Arial" style:font-family-generic="swiss"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47" style:family="text">
      <style:text-properties fo:color="#ff0000" style:text-outline="false" style:text-line-through-style="none" fo:font-family="'Courier New'" style:font-family-generic="modern" style:font-pitch="fixed"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48" style:family="text">
      <style:text-properties fo:color="#008000" style:text-outline="false" style:text-line-through-style="none" fo:font-family="'Courier New'" style:font-family-generic="modern" style:font-pitch="fixed"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49" style:family="text">
      <style:text-properties fo:color="#000000" style:text-outline="false" style:text-line-through-style="none" fo:font-family="Arial" style:font-family-generic="swiss" style:font-pitch="variable"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50" style:family="text">
      <style:text-properties fo:color="#000000" style:text-outline="false" style:text-line-through-style="none" fo:font-family="Arial" style:font-family-generic="swiss" style:font-pitch="variable" fo:font-size="26pt"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51" style:family="text">
      <style:text-properties style:use-window-font-color="true" style:text-outline="false" style:text-line-through-style="none" fo:font-family="Arial" style:font-family-generic="swiss" style:font-pitch="variable"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52" style:family="text">
      <style:text-properties fo:color="#0000ff" style:text-outline="false" style:text-line-through-style="none" fo:font-family="'Courier New'" style:font-family-generic="modern" style:font-pitch="fixed"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fo:font-family="'Courier New'" style:font-family-generic="modern" style:font-pitch="fixed"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54" style:family="text">
      <style:text-properties fo:color="#000000" style:text-outline="false" style:text-line-through-style="none" fo:font-family="'Courier New'" style:font-family-generic="modern" style:font-pitch="fixed"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55" style:family="text">
      <style:text-properties fo:color="#000000" style:text-outline="false" style:text-line-through-style="none" fo:font-family="Arial" style:font-family-generic="swiss" style:font-pitch="variable"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56" style:family="text">
      <style:text-properties style:use-window-font-color="true" style:text-outline="false" style:text-line-through-style="none" fo:font-family="Arial" style:font-family-generic="swiss" style:font-pitch="variable"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57" style:family="text">
      <style:text-properties style:use-window-font-color="true" style:text-outline="false" style:text-line-through-style="none" fo:font-family="Arial"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fo:font-family="'Courier New'" style:font-family-generic="modern" style:font-pitch="fixed"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60" style:family="text">
      <style:text-properties fo:color="#000000" style:text-outline="false" style:text-line-through-style="none" fo:font-family="'Courier New'" style:font-family-generic="modern" style:font-pitch="fixed"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_20_1" presentation:presentation-page-layout-name="AL1T0" presentation:use-date-time-name="dtd1">
        <office:forms form:automatic-focus="false" form:apply-design-mode="false"/>
        <draw:custom-shape draw:style-name="gr1" draw:text-style-name="P2" draw:layer="layout" svg:width="24.753cm" svg:height="3.074cm" svg:x="1.147cm" svg:y="9.525cm">
          <text:list text:style-name="L1">
            <text:list-header>
              <text:p text:style-name="P1"><text:span text:style-name="T1">Основы настройки Cisco ASA</text:span></text:p>
            </text:list-header>
            <text:list-item>
              <text:p text:style-name="P1"><text:span text:style-name="T2"/></text:p>
            </text:list-item>
            <text:list-item>
              <text:p text:style-name="P1"><text:span text:style-name="T2"/></text:p>
            </text:list-item>
          </text:list>
          <draw:enhanced-geometry svg:viewBox="0 0 21600 21600" draw:type="mso-spt202" draw:enhanced-path="M 0 0 L 21600 0 21600 21600 0 21600 0 0 Z N"/>
        </draw:custom-shape>
        <draw:custom-shape draw:style-name="gr2" draw:text-style-name="P3" draw:layer="layout" svg:width="6.3cm" svg:height="1.4cm" svg:x="20.999cm" svg:y="19.111cm">
          <text:list text:style-name="L1">
            <text:list-header>
              <text:p text:style-name="P1"><text:span text:style-name="T3">Сетевые Дни</text:span></text:p>
            </text:list-header>
          </text:list>
          <draw:enhanced-geometry svg:viewBox="0 0 21600 21600" draw:type="mso-spt202" draw:enhanced-path="M 0 0 L 21600 0 21600 21600 0 21600 0 0 Z N"/>
        </draw:custom-shape>
        <draw:custom-shape draw:style-name="gr3" draw:text-style-name="P4" draw:layer="layout" svg:width="9.8cm" svg:height="1.694cm" svg:x="18.199cm" svg:y="13.006cm">
          <text:list text:style-name="L1">
            <text:list-header>
              <text:p text:style-name="P1"><text:span text:style-name="T4">Наташа Самойленко</text:span></text:p>
            </text:list-header>
          </text:list>
          <draw:enhanced-geometry svg:viewBox="0 0 21600 21600" draw:type="mso-spt202" draw:enhanced-path="M 0 0 L 21600 0 21600 21600 0 21600 0 0 Z N"/>
        </draw:custom-shape>
        <presentation:notes draw:style-name="dp2" presentation:use-date-time-name="dtd1">
          <draw:page-thumbnail draw:style-name="gr4" draw:layer="layout" svg:width="20.955cm" svg:height="13.618cm" svg:x="0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Default_20_1" presentation:use-date-time-name="dtd1">
        <office:forms form:automatic-focus="false" form:apply-design-mode="false"/>
        <draw:custom-shape draw:style-name="gr5" draw:text-style-name="P6" draw:layer="layout" svg:width="24.752cm" svg:height="2.906cm" svg:x="1.147cm" svg:y="10.16cm">
          <text:list text:style-name="L1">
            <text:list-header>
              <text:p text:style-name="P1"><text:span text:style-name="T5">Работа с конфигурацией</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20.955cm" svg:height="13.618cm" svg:x="0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4" draw:master-page-name="Default" presentation:presentation-page-layout-name="AL2T3" presentation:use-date-time-name="dtd1">
        <office:forms form:automatic-focus="false" form:apply-design-mode="false"/>
        <draw:custom-shape draw:style-name="gr6" draw:text-style-name="P8" draw:layer="layout" svg:width="26.213cm" svg:height="2.54cm" svg:x="1.092cm" svg:y="0.635cm">
          <text:list text:style-name="L2">
            <text:list-header>
              <text:p text:style-name="P7"><text:span text:style-name="T6">Работа с конфигурационными файлами и ОС</text:span></text:p>
            </text:list-header>
          </text:list>
          <draw:enhanced-geometry svg:viewBox="0 0 21600 21600" draw:type="mso-spt202" draw:enhanced-path="M 0 0 L 21600 0 21600 21600 0 21600 0 0 Z N"/>
        </draw:custom-shape>
        <draw:frame presentation:style-name="pr2" draw:text-style-name="P10" draw:layer="layout" svg:width="24.42cm" svg:height="15.875cm" svg:x="1.791cm" svg:y="3.81cm" presentation:class="outline" presentation:user-transformed="true">
          <draw:text-box>
            <text:p text:style-name="P9"><text:span text:style-name="T7">Посмотреть текущую конфигурацию:</text:span></text:p>
            <text:p text:style-name="P9"><text:span text:style-name="T8">asa1# show running-config <text:s/></text:span></text:p>
            <text:p text:style-name="P9"><text:span text:style-name="T7"/></text:p>
            <text:p text:style-name="P9"><text:span text:style-name="T7">Посмотреть текущую конфигурацию и скрытые команды:</text:span></text:p>
            <text:p text:style-name="P9"><text:span text:style-name="T8">asa1# show running-config [all] [command] </text:span></text:p>
            <text:p text:style-name="P9"><text:span text:style-name="T7"/></text:p>
            <text:p text:style-name="P9"><text:span text:style-name="T7">Посмотреть стартовую конфигурацию:</text:span></text:p>
            <text:p text:style-name="P9"><text:span text:style-name="T8">asa1# show startup-config</text:span></text:p>
            <text:p text:style-name="P9"><text:span text:style-name="T7"/></text:p>
            <text:p text:style-name="P9"><text:span text:style-name="T7">Удалить стартовую конфигурацию:</text:span></text:p>
            <text:p text:style-name="P9"><text:span text:style-name="T8">asa1# write erase</text:span></text:p>
            <text:p text:style-name="P9"><text:span text:style-name="T7"/></text:p>
            <text:p text:style-name="P9"><text:span text:style-name="T7">Удалить текущую конфигурацию:</text:span></text:p>
            <text:p text:style-name="P9"><text:span text:style-name="T8">asa1# clear configure all</text:span></text:p>
            <text:p text:style-name="P9"><text:span text:style-name="T7"/></text:p>
            <text:p text:style-name="P9"><text:span text:style-name="T7">Скопировать текущую конфигурацию в стартовую:</text:span></text:p>
            <text:p text:style-name="P9"><text:span text:style-name="T8">asa1# copy run start</text:span></text:p>
            <text:p text:style-name="P9"><text:span text:style-name="T8">asa1# wr</text:span></text:p>
          </draw:text-box>
        </draw:frame>
        <presentation:notes draw:style-name="dp2" presentation:use-date-time-name="dtd1">
          <draw:page-thumbnail draw:style-name="gr4" draw:layer="layout" svg:width="19.685cm" svg:height="12.983cm" svg:x="0.635cm" svg:y="2.257cm" draw:page-number="3" presentation:class="page"/>
          <draw:frame presentation:style-name="pr3" draw:text-style-name="P5" draw:layer="layout" svg:width="16.799cm" svg:height="11.596cm" svg:x="2.1cm" svg:y="15.875cm" presentation:class="notes" presentation:placeholder="true">
            <draw:text-box/>
          </draw:frame>
        </presentation:notes>
      </draw:page>
      <draw:page draw:name="page4" draw:style-name="dp4" draw:master-page-name="Default" presentation:presentation-page-layout-name="AL2T3" presentation:use-date-time-name="dtd1">
        <office:forms form:automatic-focus="false" form:apply-design-mode="false"/>
        <draw:custom-shape draw:style-name="gr7" draw:text-style-name="P11" draw:layer="layout" svg:width="26.213cm" svg:height="2.54cm" svg:x="1.092cm" svg:y="0.635cm">
          <text:list text:style-name="L2">
            <text:list-header>
              <text:p text:style-name="P7"><text:span text:style-name="T9">Управление процессом загрузки ОС и конфигурационных файлов</text:span></text:p>
            </text:list-header>
          </text:list>
          <draw:enhanced-geometry svg:viewBox="0 0 21600 21600" draw:type="mso-spt202" draw:enhanced-path="M 0 0 L 21600 0 21600 21600 0 21600 0 0 Z N"/>
        </draw:custom-shape>
        <draw:frame presentation:style-name="pr4" draw:text-style-name="P12" draw:layer="layout" svg:width="24.42cm" svg:height="15.875cm" svg:x="1.791cm" svg:y="3.81cm" presentation:class="outline" presentation:user-transformed="true">
          <draw:text-box>
            <text:p text:style-name="P9"><text:span text:style-name="T10">Показать содержимое директорий:</text:span></text:p>
            <text:p text:style-name="P9"><text:span text:style-name="T8">asa1# show dir</text:span></text:p>
            <text:p text:style-name="P9"><text:span text:style-name="T10"/></text:p>
            <text:p text:style-name="P9"><text:span text:style-name="T10">Показать содержимое файла:</text:span></text:p>
            <text:p text:style-name="P9"><text:span text:style-name="T8">asa1# more &lt;файл&gt;</text:span></text:p>
            <text:p text:style-name="P9"><text:span text:style-name="T10"/></text:p>
            <text:p text:style-name="P9"><text:span text:style-name="T10">Указать файл ОС, который будет использовать ASA:</text:span></text:p>
            <text:p text:style-name="P9"><text:span text:style-name="T8">asa1(config)# boot system flash:/image.bin</text:span></text:p>
            <text:p text:style-name="P9"><text:span text:style-name="T10"/></text:p>
            <text:p text:style-name="P9"><text:span text:style-name="T10">Просмотр текущих настроек загрузки ОС и конфигурационного файла:</text:span></text:p>
            <text:p text:style-name="P9"><text:span text:style-name="T8">asa1# show bootvar</text:span></text:p>
            <text:p text:style-name="P9"><text:span text:style-name="T8"/></text:p>
            <text:p text:style-name="P9"><text:span text:style-name="T8">BOOT variable = </text:span></text:p>
            <text:p text:style-name="P9"><text:span text:style-name="T8">Current BOOT variable = </text:span></text:p>
            <text:p text:style-name="P9"><text:span text:style-name="T8">CONFIG_FILE variable = </text:span></text:p>
            <text:p text:style-name="P9"><text:span text:style-name="T8">Current CONFIG_FILE variable = </text:span></text:p>
          </draw:text-box>
        </draw:frame>
        <presentation:notes draw:style-name="dp2" presentation:use-date-time-name="dtd1">
          <draw:page-thumbnail draw:style-name="gr4" draw:layer="layout" svg:width="19.685cm" svg:height="12.983cm" svg:x="0.635cm" svg:y="2.257cm" draw:page-number="4" presentation:class="page"/>
          <draw:frame presentation:style-name="pr3" draw:text-style-name="P5" draw:layer="layout" svg:width="16.799cm" svg:height="11.596cm" svg:x="2.1cm" svg:y="15.875cm" presentation:class="notes" presentation:placeholder="true">
            <draw:text-box/>
          </draw:frame>
        </presentation:notes>
      </draw:page>
      <draw:page draw:name="page5" draw:style-name="dp3" draw:master-page-name="Default_20_1" presentation:use-date-time-name="dtd1">
        <office:forms form:automatic-focus="false" form:apply-design-mode="false"/>
        <draw:custom-shape draw:style-name="gr8" draw:text-style-name="P6" draw:layer="layout" svg:width="24.752cm" svg:height="2.906cm" svg:x="1.147cm" svg:y="10.16cm">
          <text:list text:style-name="L1">
            <text:list-header>
              <text:p text:style-name="P1"><text:span text:style-name="T5">Настройка интерфейсов</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20.955cm" svg:height="13.618cm" svg:x="0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4" draw:master-page-name="Default" presentation:presentation-page-layout-name="AL2T3" presentation:use-date-time-name="dtd1">
        <draw:custom-shape draw:style-name="gr9" draw:text-style-name="P13" draw:layer="layout" svg:width="26.213cm" svg:height="1.905cm" svg:x="1.092cm" svg:y="0.635cm">
          <text:list text:style-name="L2">
            <text:list-header>
              <text:p text:style-name="P7"><text:span text:style-name="T6">Уровни безопасности интерфейсов</text:span></text:p>
            </text:list-header>
          </text:list>
          <draw:enhanced-geometry svg:viewBox="0 0 21600 21600" draw:type="mso-spt202" draw:enhanced-path="M 0 0 L 21600 0 21600 21600 0 21600 0 0 Z N"/>
        </draw:custom-shape>
        <draw:frame presentation:style-name="pr5" draw:text-style-name="P14" draw:layer="layout" svg:width="24.42cm" svg:height="14.008cm" svg:x="1.791cm" svg:y="4.407cm" presentation:class="outline" presentation:user-transformed="true">
          <draw:text-box>
            <text:p><text:span text:style-name="T11">На ASA каждому интерфейсу присваивается уровень безопасности:</text:span></text:p>
            <text:list text:style-name="L3">
              <text:list-item>
                <text:list>
                  <text:list-item>
                    <text:list>
                      <text:list-item>
                        <text:p><text:span text:style-name="T7">Значение уровня безопасности может быть от 0 до 100</text:span></text:p>
                      </text:list-item>
                      <text:list-item>
                        <text:p><text:span text:style-name="T7">100 — максимальный уровень безопасности. Как правило, присваивается интерфейсу, который находится в локальной сети</text:span></text:p>
                      </text:list-item>
                      <text:list-item>
                        <text:p><text:span text:style-name="T7">0 — минимальный уровень безопасности. Присваивается внешнему интерфейсу</text:span></text:p>
                      </text:list-item>
                      <text:list-item>
                        <text:p><text:span text:style-name="T7">По умолчанию на всех интерфейсах уровень безопасности 0</text:span></text:p>
                      </text:list-item>
                    </text:list>
                  </text:list-item>
                </text:list>
              </text:list-item>
            </text:list>
          </draw:text-box>
        </draw:frame>
        <presentation:notes draw:style-name="dp2" presentation:use-date-time-name="dtd1">
          <draw:page-thumbnail draw:style-name="gr4" draw:layer="layout" svg:width="19.685cm" svg:height="12.983cm" svg:x="0.635cm" svg:y="2.257cm" draw:page-number="6" presentation:class="page"/>
          <draw:frame presentation:style-name="pr3" draw:text-style-name="P5" draw:layer="layout" svg:width="16.799cm" svg:height="11.596cm" svg:x="2.1cm" svg:y="15.875cm" presentation:class="notes" presentation:placeholder="true">
            <draw:text-box/>
          </draw:frame>
        </presentation:notes>
      </draw:page>
      <draw:page draw:name="page7" draw:style-name="dp4" draw:master-page-name="Default" presentation:presentation-page-layout-name="AL2T3" presentation:use-date-time-name="dtd1">
        <draw:custom-shape draw:style-name="gr10" draw:text-style-name="P13" draw:layer="layout" svg:width="26.213cm" svg:height="1.905cm" svg:x="1.092cm" svg:y="0.635cm">
          <text:list text:style-name="L2">
            <text:list-header>
              <text:p text:style-name="P7"><text:span text:style-name="T6">Правила взаимодействия интерфейсов</text:span></text:p>
            </text:list-header>
          </text:list>
          <draw:enhanced-geometry svg:viewBox="0 0 21600 21600" draw:type="mso-spt202" draw:enhanced-path="M 0 0 L 21600 0 21600 21600 0 21600 0 0 Z N"/>
        </draw:custom-shape>
        <draw:frame presentation:style-name="pr6" draw:text-style-name="P14" draw:layer="layout" svg:width="24.42cm" svg:height="14.008cm" svg:x="1.791cm" svg:y="4.407cm" presentation:class="outline" presentation:user-transformed="true">
          <draw:text-box>
            <text:list text:style-name="L3">
              <text:list-header>
                <text:p><text:span text:style-name="T7"/></text:p>
              </text:list-header>
              <text:list-item>
                <text:p><text:span text:style-name="T7">По умолчанию</text:span><text:span text:style-name="T12"> трафик, который идет с интерфейса с более высоким уровнем безопасности на интерфейс с меньшим уровнем безопасности, разрешен. </text:span></text:p>
              </text:list-item>
              <text:list-item>
                <text:p><text:span text:style-name="T12">Хосты, которые находятся на более безопасном интерфейсе могут получить доступ к любому хосту, находящемуся на менее безопасном интерфейсе. </text:span></text:p>
              </text:list-item>
              <text:list-item>
                <text:p><text:span text:style-name="T12">Это правило можно ограничить, применив access-list.</text:span></text:p>
              </text:list-item>
            </text:list>
          </draw:text-box>
        </draw:frame>
        <presentation:notes draw:style-name="dp2" presentation:use-date-time-name="dtd1">
          <draw:page-thumbnail draw:style-name="gr4" draw:layer="layout" svg:width="19.685cm" svg:height="12.983cm" svg:x="0.635cm" svg:y="2.257cm" draw:page-number="7" presentation:class="page"/>
          <draw:frame presentation:style-name="pr3" draw:text-style-name="P5" draw:layer="layout" svg:width="16.799cm" svg:height="11.596cm" svg:x="2.1cm" svg:y="15.875cm" presentation:class="notes" presentation:placeholder="true">
            <draw:text-box/>
          </draw:frame>
        </presentation:notes>
      </draw:page>
      <draw:page draw:name="page8" draw:style-name="dp4" draw:master-page-name="Default" presentation:presentation-page-layout-name="AL2T3" presentation:use-date-time-name="dtd1">
        <draw:custom-shape draw:style-name="gr11" draw:text-style-name="P15" draw:layer="layout" svg:width="26.213cm" svg:height="1.27cm" svg:x="1.092cm" svg:y="0.635cm">
          <text:list text:style-name="L2">
            <text:list-header>
              <text:p text:style-name="P7"><text:span text:style-name="T13">Интерфейсы с одинаковыми уровнями безопасности</text:span></text:p>
            </text:list-header>
          </text:list>
          <draw:enhanced-geometry svg:viewBox="0 0 21600 21600" draw:type="mso-spt202" draw:enhanced-path="M 0 0 L 21600 0 21600 21600 0 21600 0 0 Z N"/>
        </draw:custom-shape>
        <draw:frame presentation:style-name="pr7" draw:text-style-name="P14" draw:layer="layout" svg:width="24.42cm" svg:height="14.008cm" svg:x="1.791cm" svg:y="4.407cm" presentation:class="outline" presentation:user-transformed="true">
          <draw:text-box>
            <text:list text:style-name="L3">
              <text:list-header>
                <text:p><text:span text:style-name="T7"/></text:p>
              </text:list-header>
            </text:list>
            <text:p><text:span text:style-name="T7">По умолчанию передача трафика между интерфейсами с одинаковыми уровнями безопасности </text:span><text:span text:style-name="T14">не разрешена</text:span><text:span text:style-name="T7">.</text:span></text:p>
            <text:list text:continue-numbering="true" text:style-name="L3">
              <text:list-header>
                <text:p><text:span text:style-name="T7"/></text:p>
              </text:list-header>
            </text:list>
            <text:p><text:span text:style-name="T7">Разрешить передачу трафика между интерфейсами с одинаковыми уровнями безопасности:</text:span></text:p>
            <text:list text:continue-numbering="true" text:style-name="L3">
              <text:list-header>
                <text:p><text:span text:style-name="T15">same-security-traffic permit inter-interface</text:span></text:p>
                <text:p><text:span text:style-name="T7"/></text:p>
              </text:list-header>
            </text:list>
          </draw:text-box>
        </draw:frame>
        <presentation:notes draw:style-name="dp2" presentation:use-date-time-name="dtd1">
          <draw:page-thumbnail draw:style-name="gr4" draw:layer="layout" svg:width="19.685cm" svg:height="12.983cm" svg:x="0.635cm" svg:y="2.257cm" draw:page-number="8" presentation:class="page"/>
          <draw:frame presentation:style-name="pr3" draw:text-style-name="P5" draw:layer="layout" svg:width="16.799cm" svg:height="11.596cm" svg:x="2.1cm" svg:y="15.875cm" presentation:class="notes" presentation:placeholder="true">
            <draw:text-box/>
          </draw:frame>
        </presentation:notes>
      </draw:page>
      <draw:page draw:name="page9" draw:style-name="dp4" draw:master-page-name="Default" presentation:presentation-page-layout-name="AL2T3" presentation:use-date-time-name="dtd1">
        <draw:custom-shape draw:style-name="gr12" draw:text-style-name="P13" draw:layer="layout" svg:width="26.213cm" svg:height="1.27cm" svg:x="1.092cm" svg:y="0.635cm">
          <text:list text:style-name="L2">
            <text:list-header>
              <text:p text:style-name="P7"><text:span text:style-name="T6">Настройка интерфейсов</text:span></text:p>
            </text:list-header>
          </text:list>
          <draw:enhanced-geometry svg:viewBox="0 0 21600 21600" draw:type="mso-spt202" draw:enhanced-path="M 0 0 L 21600 0 21600 21600 0 21600 0 0 Z N"/>
        </draw:custom-shape>
        <draw:frame presentation:style-name="pr8" draw:text-style-name="P14" draw:layer="layout" svg:width="24.42cm" svg:height="14.008cm" svg:x="1.791cm" svg:y="4.407cm" presentation:class="outline" presentation:user-transformed="true">
          <draw:text-box>
            <text:list text:style-name="L3">
              <text:list-header>
                <text:p><text:span text:style-name="T7"/></text:p>
              </text:list-header>
            </text:list>
            <text:p><text:span text:style-name="T12">Для того чтобы разрешить прохождение трафика через интерфейсы ASA, необходимо задать имя интерфейса и IP-адрес (для режима routed).</text:span></text:p>
            <text:list text:continue-numbering="true" text:style-name="L3">
              <text:list-header>
                <text:p><text:span text:style-name="T7"/></text:p>
              </text:list-header>
            </text:list>
            <text:p text:style-name="P16"><text:span text:style-name="T7"><text:s/></text:span><text:span text:style-name="T16"><text:s/></text:span><text:span text:style-name="T16">interface gi1</text:span></text:p>
            <text:p text:style-name="P16"><text:span text:style-name="T17"><text:s text:c="4"/></text:span><text:span text:style-name="T17">nameif inside</text:span></text:p>
            <text:p text:style-name="P16"><text:span text:style-name="T16"><text:s text:c="4"/></text:span><text:span text:style-name="T16">security-level 100</text:span></text:p>
            <text:p text:style-name="P16"><text:span text:style-name="T17"><text:s text:c="4"/></text:span><text:span text:style-name="T17">ip address 10.1.1.1 255.255.255.0</text:span></text:p>
            <text:p text:style-name="P16"><text:span text:style-name="T16"><text:s text:c="4"/></text:span><text:span text:style-name="T16">no shut</text:span></text:p>
          </draw:text-box>
        </draw:frame>
        <presentation:notes draw:style-name="dp2" presentation:use-date-time-name="dtd1">
          <draw:page-thumbnail draw:style-name="gr4" draw:layer="layout" svg:width="19.685cm" svg:height="12.983cm" svg:x="0.635cm" svg:y="2.257cm" draw:page-number="9" presentation:class="page"/>
          <draw:frame presentation:style-name="pr3" draw:text-style-name="P5" draw:layer="layout" svg:width="16.799cm" svg:height="11.596cm" svg:x="2.1cm" svg:y="15.875cm" presentation:class="notes" presentation:placeholder="true">
            <draw:text-box/>
          </draw:frame>
        </presentation:notes>
      </draw:page>
      <draw:page draw:name="page10" draw:style-name="dp4" draw:master-page-name="Default" presentation:presentation-page-layout-name="AL2T3" presentation:use-date-time-name="dtd1">
        <draw:custom-shape draw:style-name="gr13" draw:text-style-name="P13" draw:layer="layout" svg:width="26.213cm" svg:height="1.27cm" svg:x="1.092cm" svg:y="0.635cm">
          <text:list text:style-name="L2">
            <text:list-header>
              <text:p text:style-name="P7"><text:span text:style-name="T6">Проверка интерфейсов</text:span></text:p>
            </text:list-header>
          </text:list>
          <draw:enhanced-geometry svg:viewBox="0 0 21600 21600" draw:type="mso-spt202" draw:enhanced-path="M 0 0 L 21600 0 21600 21600 0 21600 0 0 Z N"/>
        </draw:custom-shape>
        <draw:frame presentation:style-name="pr9" draw:text-style-name="P17" draw:layer="layout" svg:width="26.035cm" svg:height="15.24cm" svg:x="1.27cm" svg:y="3.175cm" presentation:class="outline" presentation:user-transformed="true">
          <draw:text-box>
            <text:p text:style-name="P9"><text:span text:style-name="T18">asa1# sh nameif <text:s text:c="5"/></text:span></text:p>
            <text:p text:style-name="P9"><text:span text:style-name="T19">Interface <text:s text:c="13"/>Name <text:s text:c="12"/>Security</text:span></text:p>
            <text:p text:style-name="P9"><text:span text:style-name="T19">GigabitEthernet0/0 <text:s text:c="4"/>outside <text:s text:c="9"/>0</text:span></text:p>
            <text:p text:style-name="P9"><text:span text:style-name="T19">GigabitEthernet0/1 <text:s text:c="4"/>inside <text:s text:c="10"/>100</text:span></text:p>
            <text:p text:style-name="P9"><text:span text:style-name="T8"/></text:p>
            <text:p text:style-name="P9"><text:span text:style-name="T8"/></text:p>
            <text:p text:style-name="P9"><text:span text:style-name="T20">Информация о статусе интерфейсов и IP-адресах:</text:span></text:p>
            <text:p text:style-name="P9"><text:span text:style-name="T21"/></text:p>
            <text:p text:style-name="P9"><text:span text:style-name="T18">asa1# sh int ip br</text:span></text:p>
            <text:p text:style-name="P9"><text:span text:style-name="T21">Interface <text:s text:c="11"/>IP-Address <text:s text:c="3"/>OK? Method Status <text:s text:c="15"/>Protocol</text:span></text:p>
            <text:p text:style-name="P9"><text:span text:style-name="T21">GigabitEthernet0/0 <text:s text:c="2"/>10.0.1.1 <text:s text:c="5"/>YES unset <text:s/>administratively down down</text:span></text:p>
            <text:p text:style-name="P9"><text:span text:style-name="T21">GigabitEthernet0/1 <text:s text:c="2"/>192.168.1.1 <text:s text:c="2"/>YES unset <text:s/>administratively down down</text:span></text:p>
            <text:p text:style-name="P9"><text:span text:style-name="T21">GigabitEthernet0/ <text:s text:c="3"/>unassigned <text:s text:c="3"/>YES unset <text:s/>administratively down down</text:span></text:p>
            <text:p text:style-name="P9"><text:span text:style-name="T21">GigabitEthernet0/ <text:s text:c="3"/>unassigned <text:s text:c="3"/>YES unset <text:s/>administratively down down</text:span></text:p>
            <text:p text:style-name="P9"><text:span text:style-name="T21">Internal-Control0/0 <text:s/>127.0.1.1 <text:s text:c="4"/>YES unset <text:s/>up <text:s text:c="19"/>up <text:s/></text:span></text:p>
            <text:p text:style-name="P9"><text:span text:style-name="T21">Internal-Data0/0 <text:s text:c="4"/>unassigned <text:s text:c="3"/>YES unset <text:s/>up <text:s text:c="19"/>up <text:s/></text:span></text:p>
            <text:p text:style-name="P9"><text:span text:style-name="T21">Management0/0 <text:s text:c="7"/>unassigned <text:s text:c="3"/>YES unset <text:s/>administratively down down</text:span></text:p>
          </draw:text-box>
        </draw:frame>
        <presentation:notes draw:style-name="dp2" presentation:use-date-time-name="dtd1">
          <draw:page-thumbnail draw:style-name="gr4" draw:layer="layout" svg:width="19.685cm" svg:height="12.983cm" svg:x="0.635cm" svg:y="2.257cm" draw:page-number="10" presentation:class="page"/>
          <draw:frame presentation:style-name="pr3" draw:text-style-name="P5" draw:layer="layout" svg:width="16.799cm" svg:height="11.596cm" svg:x="2.1cm" svg:y="15.875cm" presentation:class="notes" presentation:placeholder="true">
            <draw:text-box/>
          </draw:frame>
        </presentation:notes>
      </draw:page>
      <draw:page draw:name="page11" draw:style-name="dp3" draw:master-page-name="Default_20_1" presentation:use-date-time-name="dtd1">
        <draw:custom-shape draw:style-name="gr14" draw:text-style-name="P6" draw:layer="layout" svg:width="24.752cm" svg:height="2.906cm" svg:x="1.147cm" svg:y="10.16cm">
          <text:list text:style-name="L1">
            <text:list-header>
              <text:p text:style-name="P1"><text:span text:style-name="T5">Статическая маршрутизация</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20.955cm" svg:height="13.618cm" svg:x="0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3" presentation:use-date-time-name="dtd1">
        <draw:custom-shape draw:style-name="gr15" draw:text-style-name="P8" draw:layer="layout" svg:width="26.213cm" svg:height="1.27cm" svg:x="1.092cm" svg:y="0.635cm">
          <text:list text:style-name="L2">
            <text:list-header>
              <text:p text:style-name="P7"><text:span text:style-name="T6">Статическая маршрутизация</text:span></text:p>
            </text:list-header>
          </text:list>
          <draw:enhanced-geometry svg:viewBox="0 0 21600 21600" draw:type="mso-spt202" draw:enhanced-path="M 0 0 L 21600 0 21600 21600 0 21600 0 0 Z N"/>
        </draw:custom-shape>
        <draw:frame presentation:style-name="pr10" draw:text-style-name="P18" draw:layer="layout" svg:width="26.035cm" svg:height="15.24cm" svg:x="1.27cm" svg:y="3.175cm" presentation:class="outline" presentation:user-transformed="true">
          <draw:text-box>
            <text:p text:style-name="P9"><text:span text:style-name="T8"/></text:p>
            <text:p text:style-name="P9"><text:span text:style-name="T8"/></text:p>
            <text:p text:style-name="P9"><text:span text:style-name="T8"/></text:p>
            <text:p text:style-name="P9"><text:span text:style-name="T8">route </text:span><text:span text:style-name="T22">inside</text:span><text:span text:style-name="T8"> 10.1.1.0 255.255.255.0 10.1.2.45</text:span></text:p>
            <text:p text:style-name="P9"><text:span text:style-name="T8">route </text:span><text:span text:style-name="T22">outside</text:span><text:span text:style-name="T8"> 10.10.10.0 255.255.255.0 10.0.1.1</text:span></text:p>
            <text:p text:style-name="P9"><text:span text:style-name="T8"/></text:p>
            <text:p text:style-name="P9"><text:span text:style-name="T8"/></text:p>
            <text:p text:style-name="P9"><text:span text:style-name="T8"/></text:p>
            <text:p text:style-name="P9"><text:span text:style-name="T8"/></text:p>
            <text:p text:style-name="P9"><text:span text:style-name="T20">Маршрут по умолчанию:</text:span></text:p>
            <text:p text:style-name="P9"><text:span text:style-name="T8">route </text:span><text:span text:style-name="T22">outside</text:span><text:span text:style-name="T8"> 0 0 16.0.0.1</text:span></text:p>
            <text:p text:style-name="P9"><text:span text:style-name="T8"/></text:p>
          </draw:text-box>
        </draw:frame>
        <presentation:notes draw:style-name="dp2" presentation:use-date-time-name="dtd1">
          <draw:page-thumbnail draw:style-name="gr4" draw:layer="layout" svg:width="19.685cm" svg:height="12.983cm" svg:x="0.635cm" svg:y="2.257cm" draw:page-number="12" presentation:class="page"/>
          <draw:frame presentation:style-name="pr3" draw:text-style-name="P5" draw:layer="layout" svg:width="16.799cm" svg:height="11.596cm" svg:x="2.1cm" svg:y="15.875cm" presentation:class="notes" presentation:placeholder="true">
            <draw:text-box/>
          </draw:frame>
        </presentation:notes>
      </draw:page>
      <draw:page draw:name="page13" draw:style-name="dp3" draw:master-page-name="Default_20_1" presentation:use-date-time-name="dtd1">
        <draw:custom-shape draw:style-name="gr16" draw:text-style-name="P6" draw:layer="layout" svg:width="24.752cm" svg:height="2.906cm" svg:x="1.147cm" svg:y="10.16cm">
          <text:list text:style-name="L1">
            <text:list-header>
              <text:p text:style-name="P1"><text:span text:style-name="T5">Доступ к ASA</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20.955cm" svg:height="13.618cm" svg:x="0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3" presentation:use-date-time-name="dtd1">
        <draw:custom-shape draw:style-name="gr17" draw:text-style-name="P8" draw:layer="layout" svg:width="26.213cm" svg:height="1.27cm" svg:x="1.092cm" svg:y="0.635cm">
          <text:list text:style-name="L2">
            <text:list-header>
              <text:p text:style-name="P7"><text:span text:style-name="T6">Доступ к ASA</text:span></text:p>
            </text:list-header>
          </text:list>
          <draw:enhanced-geometry svg:viewBox="0 0 21600 21600" draw:type="mso-spt202" draw:enhanced-path="M 0 0 L 21600 0 21600 21600 0 21600 0 0 Z N"/>
        </draw:custom-shape>
        <draw:frame presentation:style-name="pr11" draw:text-style-name="P19" draw:layer="layout" svg:width="25.4cm" svg:height="15.24cm" svg:x="1.905cm" svg:y="3.175cm" presentation:class="outline" presentation:user-transformed="true">
          <draw:text-box>
            <text:p text:style-name="P9"><text:span text:style-name="T16">Настройка SSH:</text:span></text:p>
            <text:p text:style-name="P9"><text:span text:style-name="T16"/></text:p>
            <text:p text:style-name="P9"><text:span text:style-name="T16">crypto key generate rsa modulus 1024</text:span></text:p>
            <text:p text:style-name="P9"><text:span text:style-name="T16">username user1 password 12345678</text:span></text:p>
            <text:p text:style-name="P9"><text:span text:style-name="T16">aaa authentication ssh console LOCAL</text:span></text:p>
            <text:p text:style-name="P9"><text:span text:style-name="T16"/></text:p>
            <text:p text:style-name="P9"><text:span text:style-name="T16">ssh 10.1.3.3 255.255.255.255 inside</text:span></text:p>
            <text:p text:style-name="P9"><text:span text:style-name="T16">ssh 10.1.1.0 255.255.255.0 inside</text:span></text:p>
            <text:p text:style-name="P9"><text:span text:style-name="T16"/></text:p>
            <text:p text:style-name="P9"><text:span text:style-name="T16">Настройка HTTPS (для ASDM):</text:span></text:p>
            <text:p text:style-name="P9"><text:span text:style-name="T16">http server enable</text:span></text:p>
            <text:p text:style-name="P9"><text:span text:style-name="T16">http </text:span><text:span text:style-name="T23">10.1.3.3</text:span><text:span text:style-name="T16"> 255.255.255.255 inside</text:span></text:p>
            <text:p text:style-name="P9"><text:span text:style-name="T23">http 10.1.1.0 255.255.255.0 inside</text:span></text:p>
          </draw:text-box>
        </draw:frame>
        <presentation:notes draw:style-name="dp2" presentation:use-date-time-name="dtd1">
          <draw:page-thumbnail draw:style-name="gr4" draw:layer="layout" svg:width="19.685cm" svg:height="12.983cm" svg:x="0.635cm" svg:y="2.257cm" draw:page-number="14" presentation:class="page"/>
          <draw:frame presentation:style-name="pr3" draw:text-style-name="P5" draw:layer="layout" svg:width="16.799cm" svg:height="11.596cm" svg:x="2.1cm" svg:y="15.875cm" presentation:class="notes" presentation:placeholder="true">
            <draw:text-box/>
          </draw:frame>
        </presentation:notes>
      </draw:page>
      <draw:page draw:name="page15" draw:style-name="dp3" draw:master-page-name="Default_20_1" presentation:use-date-time-name="dtd1">
        <draw:custom-shape draw:style-name="gr18" draw:text-style-name="P6" draw:layer="layout" svg:width="24.752cm" svg:height="2.906cm" svg:x="1.147cm" svg:y="10.16cm">
          <text:list text:style-name="L1">
            <text:list-header>
              <text:p text:style-name="P1"><text:span text:style-name="T5">Базовая настройка ACL</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20.955cm" svg:height="13.618cm" svg:x="0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3" presentation:use-date-time-name="dtd1">
        <draw:custom-shape draw:style-name="gr19" draw:text-style-name="P8" draw:layer="layout" svg:width="26.213cm" svg:height="1.27cm" svg:x="1.092cm" svg:y="0.635cm">
          <text:list text:style-name="L2">
            <text:list-header>
              <text:p text:style-name="P7"><text:span text:style-name="T6">ACL в ASA</text:span></text:p>
            </text:list-header>
          </text:list>
          <draw:enhanced-geometry svg:viewBox="0 0 21600 21600" draw:type="mso-spt202" draw:enhanced-path="M 0 0 L 21600 0 21600 21600 0 21600 0 0 Z N"/>
        </draw:custom-shape>
        <draw:frame presentation:style-name="pr12" draw:text-style-name="P21" draw:layer="layout" svg:width="26.67cm" svg:height="15.906cm" svg:x="0.635cm" svg:y="2.54cm" presentation:class="outline" presentation:user-transformed="true">
          <draw:text-box>
            <text:p text:style-name="P20"><text:span text:style-name="T24">В Cisco ASA ACL могут применяться:</text:span></text:p>
            <text:list text:style-name="L3">
              <text:list-item>
                <text:list>
                  <text:list-item>
                    <text:p text:style-name="P20"><text:span text:style-name="T10">К интерфейсу</text:span></text:p>
                    <text:list>
                      <text:list-item>
                        <text:p text:style-name="P20"><text:span text:style-name="T10">для входящего и для исходящего трафика (относительно интерфейса)</text:span></text:p>
                      </text:list-item>
                    </text:list>
                  </text:list-item>
                  <text:list-item>
                    <text:p text:style-name="P20"><text:span text:style-name="T10">Глобально</text:span></text:p>
                    <text:list>
                      <text:list-item>
                        <text:p text:style-name="P20"><text:span text:style-name="T10">Глобальные ACL всегда применяются только ко входящему трафику</text:span></text:p>
                      </text:list-item>
                    </text:list>
                  </text:list-item>
                  <text:list-item>
                    <text:p><text:span text:style-name="T10">ACL, которые применены к интерфейсу, обрабатываются до глобальных ACL</text:span></text:p>
                  </text:list-item>
                </text:list>
              </text:list-item>
            </text:list>
            <text:p text:style-name="P20"><text:span text:style-name="T25"/></text:p>
            <text:p text:style-name="P9"><text:span text:style-name="T26"/></text:p>
            <text:p text:style-name="P9"><text:span text:style-name="T26"/></text:p>
            <text:p text:style-name="P9"><text:span text:style-name="T26">access-list IN-OUT extended permit tcp host 10.1.1.1 host 29.15.2.225 eq www</text:span></text:p>
            <text:p text:style-name="P9"><text:span text:style-name="T21">access-list </text:span><text:span text:style-name="T26">IN-OUT</text:span><text:span text:style-name="T21"> extended permit tcp host 10.1.2.67 any</text:span></text:p>
            <text:p text:style-name="P9"><text:span text:style-name="T21">access-list </text:span><text:span text:style-name="T26">IN-OUT</text:span><text:span text:style-name="T21"> extended permit ip host 10.1.3.34 50.1.1.0 </text:span><text:span text:style-name="T27">255.255.255.0</text:span></text:p>
            <text:p text:style-name="P9"><text:span text:style-name="T21"/></text:p>
            <text:p text:style-name="P9"><text:span text:style-name="T28">access-group </text:span><text:span text:style-name="T29">IN-OUT</text:span><text:span text:style-name="T28"> out interface outside</text:span></text:p>
            <text:p text:style-name="P9"><text:span text:style-name="T28"/></text:p>
            <text:p text:style-name="P9"><text:span text:style-name="T30"/></text:p>
          </draw:text-box>
        </draw:frame>
        <presentation:notes draw:style-name="dp2" presentation:use-date-time-name="dtd1">
          <draw:page-thumbnail draw:style-name="gr4" draw:layer="layout" svg:width="19.685cm" svg:height="12.983cm" svg:x="0.635cm" svg:y="2.257cm" draw:page-number="16" presentation:class="page"/>
          <draw:frame presentation:style-name="pr3" draw:text-style-name="P5" draw:layer="layout" svg:width="16.799cm" svg:height="11.596cm" svg:x="2.1cm" svg:y="15.875cm" presentation:class="notes" presentation:placeholder="true">
            <draw:text-box/>
          </draw:frame>
        </presentation:notes>
      </draw:page>
      <draw:page draw:name="page17" draw:style-name="dp4" draw:master-page-name="Default" presentation:presentation-page-layout-name="AL2T3" presentation:use-date-time-name="dtd1">
        <draw:custom-shape draw:style-name="gr20" draw:text-style-name="P8" draw:layer="layout" svg:width="26.213cm" svg:height="1.27cm" svg:x="1.092cm" svg:y="0.635cm">
          <text:list text:style-name="L2">
            <text:list-header>
              <text:p text:style-name="P7"><text:span text:style-name="T6">Правила для ответного трафика</text:span></text:p>
            </text:list-header>
          </text:list>
          <draw:enhanced-geometry svg:viewBox="0 0 21600 21600" draw:type="mso-spt202" draw:enhanced-path="M 0 0 L 21600 0 21600 21600 0 21600 0 0 Z N"/>
        </draw:custom-shape>
        <draw:frame presentation:style-name="pr13" draw:text-style-name="P12" draw:layer="layout" svg:width="25.4cm" svg:height="15.875cm" svg:x="1.27cm" svg:y="2.54cm" presentation:class="outline" presentation:user-transformed="true">
          <draw:text-box>
            <text:p text:style-name="P20"><text:span text:style-name="T24">Для TCP и UDP соединений не нужно разрешать пакеты в ACL, так как ASA пропускает весь ответный трафик, для установленных, двухсторонних соединений.</text:span></text:p>
            <text:p text:style-name="P20"><text:span text:style-name="T10"/></text:p>
            <text:p text:style-name="P20"><text:span text:style-name="T10">Для протоколов у которых не используются сессии, таких как ICMP, ASA устанавливает только однонаправленые соединения.</text:span></text:p>
            <text:p text:style-name="P20"><text:span text:style-name="T10">В таком случае, надо или включить инспектирование протокола, или добавить соответствующие записи в ACL</text:span></text:p>
          </draw:text-box>
        </draw:frame>
        <presentation:notes draw:style-name="dp2" presentation:use-date-time-name="dtd1">
          <draw:page-thumbnail draw:style-name="gr4" draw:layer="layout" svg:width="19.685cm" svg:height="12.983cm" svg:x="0.635cm" svg:y="2.257cm" draw:page-number="17" presentation:class="page"/>
          <draw:frame presentation:style-name="pr3" draw:text-style-name="P5" draw:layer="layout" svg:width="16.799cm" svg:height="11.596cm" svg:x="2.1cm" svg:y="15.875cm" presentation:class="notes" presentation:placeholder="true">
            <draw:text-box/>
          </draw:frame>
        </presentation:notes>
      </draw:page>
      <draw:page draw:name="page18" draw:style-name="dp4" draw:master-page-name="Default" presentation:presentation-page-layout-name="AL2T3" presentation:use-date-time-name="dtd1">
        <draw:custom-shape draw:style-name="gr21" draw:text-style-name="P8" draw:layer="layout" svg:width="26.213cm" svg:height="1.27cm" svg:x="1.092cm" svg:y="0.635cm">
          <text:list text:style-name="L2">
            <text:list-header>
              <text:p text:style-name="P7"><text:span text:style-name="T6">Object-groups</text:span></text:p>
            </text:list-header>
          </text:list>
          <draw:enhanced-geometry svg:viewBox="0 0 21600 21600" draw:type="mso-spt202" draw:enhanced-path="M 0 0 L 21600 0 21600 21600 0 21600 0 0 Z N"/>
        </draw:custom-shape>
        <draw:frame presentation:style-name="pr14" draw:text-style-name="P21" draw:layer="layout" svg:width="26.67cm" svg:height="17.145cm" svg:x="0.635cm" svg:y="2.54cm" presentation:class="outline" presentation:user-transformed="true">
          <draw:text-box>
            <text:p text:style-name="P9"><text:span text:style-name="T26">access-list ACL_IN extended deny tcp host </text:span><text:span text:style-name="T31">10.1.1.4</text:span><text:span text:style-name="T21"> host </text:span><text:span text:style-name="T32">29.15.201.29</text:span><text:span text:style-name="T26"> eq www</text:span></text:p>
            <text:p text:style-name="P9"><text:span text:style-name="T21">access-list ACL_IN extended deny tcp host </text:span><text:span text:style-name="T33">10.1.1.78</text:span><text:span text:style-name="T21"> host </text:span><text:span text:style-name="T32">29.15.201.29</text:span><text:span text:style-name="T21"> eq www</text:span></text:p>
            <text:p text:style-name="P9"><text:span text:style-name="T21">access-list ACL_IN extended deny tcp host </text:span><text:span text:style-name="T27">10.1.1.89</text:span><text:span text:style-name="T21"> host </text:span><text:span text:style-name="T32">29.15.201.29</text:span><text:span text:style-name="T21"> eq www</text:span></text:p>
            <text:p text:style-name="P9"><text:span text:style-name="T21">access-list ACL_IN extended deny tcp host </text:span><text:span text:style-name="T31">10.1.1.4</text:span><text:span text:style-name="T21"> host </text:span><text:span text:style-name="T34">29.15.201.16</text:span><text:span text:style-name="T21"> eq www</text:span></text:p>
            <text:p text:style-name="P9"><text:span text:style-name="T21">access-list ACL_IN extended deny tcp host </text:span><text:span text:style-name="T33">10.1.1.78</text:span><text:span text:style-name="T21"> host </text:span><text:span text:style-name="T34">29.15.201.16</text:span><text:span text:style-name="T21"> eq www</text:span></text:p>
            <text:p text:style-name="P9"><text:span text:style-name="T21">access-list ACL_IN extended deny tcp host </text:span><text:span text:style-name="T27">10.1.1.89</text:span><text:span text:style-name="T21"> host </text:span><text:span text:style-name="T34">29.15.201.16</text:span><text:span text:style-name="T21"> eq www</text:span></text:p>
            <text:p text:style-name="P9"><text:span text:style-name="T21">access-list ACL_IN extended deny tcp host </text:span><text:span text:style-name="T31">10.1.1.4</text:span><text:span text:style-name="T21"> host </text:span><text:span text:style-name="T35">29.15.201.78</text:span><text:span text:style-name="T21"> eq www</text:span></text:p>
            <text:p text:style-name="P9"><text:span text:style-name="T21">access-list ACL_IN extended deny tcp host </text:span><text:span text:style-name="T33">10.1.1.78</text:span><text:span text:style-name="T21"> host </text:span><text:span text:style-name="T35">29.15.201.78</text:span><text:span text:style-name="T21"> eq www</text:span></text:p>
            <text:p text:style-name="P9"><text:span text:style-name="T21">access-list ACL_IN extended deny tcp host </text:span><text:span text:style-name="T27">10.1.1.89</text:span><text:span text:style-name="T21"> host </text:span><text:span text:style-name="T35">29.15.201.78</text:span><text:span text:style-name="T21"> eq www</text:span></text:p>
            <text:p text:style-name="P9"><text:span text:style-name="T21">access-list ACL_IN extended permit ip any any</text:span></text:p>
            <text:p text:style-name="P9"><text:span text:style-name="T21">access-group ACL_IN in interface inside</text:span></text:p>
            <text:p text:style-name="P9"><text:span text:style-name="T21"/></text:p>
            <text:p text:style-name="P9"><text:span text:style-name="T19">object-group network DENIED</text:span></text:p>
            <text:p text:style-name="P9"><text:span text:style-name="T19"><text:s/></text:span><text:span text:style-name="T19">network-object host 10.1.1.4</text:span></text:p>
            <text:p text:style-name="P9"><text:span text:style-name="T19"><text:s/></text:span><text:span text:style-name="T19">network-object host 10.1.1.78</text:span></text:p>
            <text:p text:style-name="P9"><text:span text:style-name="T19"><text:s/></text:span><text:span text:style-name="T19">network-object host 10.1.1.89</text:span></text:p>
            <text:p text:style-name="P9"><text:span text:style-name="T19"><text:s/></text:span><text:span text:style-name="T19">object-group network WEB</text:span></text:p>
            <text:p text:style-name="P9"><text:span text:style-name="T19"><text:s/></text:span><text:span text:style-name="T19">network-object host 29.15.201.29</text:span></text:p>
            <text:p text:style-name="P9"><text:span text:style-name="T19"><text:s/></text:span><text:span text:style-name="T19">network-object host 29.15.201.16</text:span></text:p>
            <text:p text:style-name="P9"><text:span text:style-name="T19"><text:s/></text:span><text:span text:style-name="T19">network-object host 29.15.201.78</text:span></text:p>
            <text:p text:style-name="P9"><text:span text:style-name="T19"><text:s/></text:span><text:span text:style-name="T19">access-list ACL_IN extended deny tcp port object-group </text:span><text:span text:style-name="T30">DENIED</text:span><text:span text:style-name="T19"> </text:span></text:p>
            <text:p text:style-name="P9"><text:span text:style-name="T19">object-group WEB eq www</text:span></text:p>
            <text:p text:style-name="P9"><text:span text:style-name="T19"><text:s/></text:span><text:span text:style-name="T19">hostname(config)# access-list ACL_IN extended permit ip any any</text:span></text:p>
            <text:p text:style-name="P9"><text:span text:style-name="T19"><text:s/></text:span><text:span text:style-name="T19">hostname(config)# access-group ACL_IN in interface inside</text:span></text:p>
          </draw:text-box>
        </draw:frame>
        <presentation:notes draw:style-name="dp2" presentation:use-date-time-name="dtd1">
          <draw:page-thumbnail draw:style-name="gr4" draw:layer="layout" svg:width="19.685cm" svg:height="12.983cm" svg:x="0.635cm" svg:y="2.257cm" draw:page-number="18" presentation:class="page"/>
          <draw:frame presentation:style-name="pr3" draw:text-style-name="P5" draw:layer="layout" svg:width="16.799cm" svg:height="11.596cm" svg:x="2.1cm" svg:y="15.875cm" presentation:class="notes" presentation:placeholder="true">
            <draw:text-box/>
          </draw:frame>
        </presentation:notes>
      </draw:page>
      <draw:page draw:name="page19" draw:style-name="dp3" draw:master-page-name="Default_20_1" presentation:use-date-time-name="dtd1">
        <draw:custom-shape draw:style-name="gr22" draw:text-style-name="P6" draw:layer="layout" svg:width="24.752cm" svg:height="2.906cm" svg:x="1.147cm" svg:y="10.16cm">
          <text:list text:style-name="L1">
            <text:list-header>
              <text:p text:style-name="P1"><text:span text:style-name="T5">Политика по умолчанию</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20.955cm" svg:height="13.618cm" svg:x="0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3" presentation:use-date-time-name="dtd1">
        <draw:custom-shape draw:style-name="gr23" draw:text-style-name="P8" draw:layer="layout" svg:width="26.213cm" svg:height="1.27cm" svg:x="1.092cm" svg:y="0.635cm">
          <text:list text:style-name="L2">
            <text:list-header>
              <text:p text:style-name="P7"><text:span text:style-name="T6">Политика по умолчанию</text:span></text:p>
            </text:list-header>
          </text:list>
          <draw:enhanced-geometry svg:viewBox="0 0 21600 21600" draw:type="mso-spt202" draw:enhanced-path="M 0 0 L 21600 0 21600 21600 0 21600 0 0 Z N"/>
        </draw:custom-shape>
        <draw:frame presentation:style-name="pr15" draw:text-style-name="P22" draw:layer="layout" svg:width="26.035cm" svg:height="17.916cm" svg:x="1.27cm" svg:y="2.54cm" presentation:class="outline" presentation:user-transformed="true">
          <draw:text-box>
            <text:p text:style-name="P9"><text:span text:style-name="T19">class-map inspection_default</text:span></text:p>
            <text:p text:style-name="P9"><text:span text:style-name="T19"><text:s text:c="2"/></text:span><text:span text:style-name="T19">match default-inspection-traffic</text:span></text:p>
            <text:p text:style-name="P9"><text:span text:style-name="T19"><text:s/></text:span><text:span text:style-name="T19">policy-map type inspect dns preset_dns_map</text:span></text:p>
            <text:p text:style-name="P9"><text:span text:style-name="T19"><text:s text:c="2"/></text:span><text:span text:style-name="T19">parameters</text:span></text:p>
            <text:p text:style-name="P9"><text:span text:style-name="T19"><text:s text:c="5"/></text:span><text:span text:style-name="T19">message-length maximum 512</text:span></text:p>
            <text:p text:style-name="P9"><text:span text:style-name="T19"><text:s/></text:span><text:span text:style-name="T19">policy-map </text:span><text:span text:style-name="T28">global_policy</text:span></text:p>
            <text:p text:style-name="P9"><text:span text:style-name="T28"><text:s text:c="2"/></text:span><text:span text:style-name="T28">class inspection_default</text:span></text:p>
            <text:p text:style-name="P9"><text:span text:style-name="T19"><text:s text:c="3"/></text:span><text:span text:style-name="T19">inspect dns preset_dns_map </text:span></text:p>
            <text:p text:style-name="P9"><text:span text:style-name="T19"><text:s text:c="3"/></text:span><text:span text:style-name="T19">inspect ftp </text:span></text:p>
            <text:p text:style-name="P9"><text:span text:style-name="T19"><text:s text:c="3"/></text:span><text:span text:style-name="T19">inspect h323 h225 </text:span></text:p>
            <text:p text:style-name="P9"><text:span text:style-name="T19"><text:s text:c="3"/></text:span><text:span text:style-name="T19">inspect h323 ras </text:span></text:p>
            <text:p text:style-name="P9"><text:span text:style-name="T19"><text:s text:c="3"/></text:span><text:span text:style-name="T19">inspect rsh </text:span></text:p>
            <text:p text:style-name="P9"><text:span text:style-name="T19"><text:s text:c="3"/></text:span><text:span text:style-name="T19">inspect rtsp </text:span></text:p>
            <text:p text:style-name="P9"><text:span text:style-name="T19"><text:s text:c="3"/></text:span><text:span text:style-name="T19">inspect esmtp </text:span></text:p>
            <text:p text:style-name="P9"><text:span text:style-name="T19"><text:s text:c="3"/></text:span><text:span text:style-name="T19">inspect sqlnet </text:span></text:p>
            <text:p text:style-name="P9"><text:span text:style-name="T19"><text:s text:c="3"/></text:span><text:span text:style-name="T19">inspect skinny </text:span></text:p>
            <text:p text:style-name="P9"><text:span text:style-name="T19"><text:s text:c="3"/></text:span><text:span text:style-name="T19">inspect sunrpc </text:span></text:p>
            <text:p text:style-name="P9"><text:span text:style-name="T19"><text:s text:c="3"/></text:span><text:span text:style-name="T19">inspect xdmcp </text:span></text:p>
            <text:p text:style-name="P9"><text:span text:style-name="T19"><text:s text:c="3"/></text:span><text:span text:style-name="T19">inspect sip </text:span></text:p>
            <text:p text:style-name="P9"><text:span text:style-name="T19"><text:s text:c="3"/></text:span><text:span text:style-name="T19">inspect netbios </text:span></text:p>
            <text:p text:style-name="P9"><text:span text:style-name="T19"><text:s text:c="3"/></text:span><text:span text:style-name="T19">inspect tftp </text:span></text:p>
            <text:p text:style-name="P9"><text:span text:style-name="T19"><text:s text:c="3"/></text:span><text:span text:style-name="T19">inspect ip-options</text:span></text:p>
            <text:p text:style-name="P9"><text:span text:style-name="T28"><text:s/></text:span><text:span text:style-name="T28">service-policy global_policy global</text:span></text:p>
            <text:p text:style-name="P9"><text:span text:style-name="T19"/></text:p>
          </draw:text-box>
        </draw:frame>
        <presentation:notes draw:style-name="dp2" presentation:use-date-time-name="dtd1">
          <draw:page-thumbnail draw:style-name="gr4" draw:layer="layout" svg:width="19.685cm" svg:height="12.983cm" svg:x="0.635cm" svg:y="2.257cm" draw:page-number="20" presentation:class="page"/>
          <draw:frame presentation:style-name="pr3" draw:text-style-name="P5" draw:layer="layout" svg:width="16.799cm" svg:height="11.596cm" svg:x="2.1cm" svg:y="15.875cm" presentation:class="notes" presentation:placeholder="true">
            <draw:text-box/>
          </draw:frame>
        </presentation:notes>
      </draw:page>
      <draw:page draw:name="page21" draw:style-name="dp3" draw:master-page-name="Default_20_1" presentation:use-date-time-name="dtd1">
        <draw:custom-shape draw:style-name="gr24" draw:text-style-name="P6" draw:layer="layout" svg:width="24.752cm" svg:height="2.906cm" svg:x="1.147cm" svg:y="10.16cm">
          <text:list text:style-name="L1">
            <text:list-header>
              <text:p text:style-name="P1"><text:span text:style-name="T5">ICMP и ASA</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20.955cm" svg:height="13.618cm" svg:x="0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3" presentation:use-date-time-name="dtd1">
        <draw:custom-shape draw:style-name="gr25" draw:text-style-name="P8" draw:layer="layout" svg:width="26.213cm" svg:height="1.27cm" svg:x="1.092cm" svg:y="0.635cm">
          <text:list text:style-name="L2">
            <text:list-header>
              <text:p text:style-name="P7"><text:span text:style-name="T6">Сквозной ICMP трафик</text:span></text:p>
            </text:list-header>
          </text:list>
          <draw:enhanced-geometry svg:viewBox="0 0 21600 21600" draw:type="mso-spt202" draw:enhanced-path="M 0 0 L 21600 0 21600 21600 0 21600 0 0 Z N"/>
        </draw:custom-shape>
        <draw:frame presentation:style-name="pr16" draw:text-style-name="P12" draw:layer="layout" svg:width="26.035cm" svg:height="17.567cm" svg:x="1.27cm" svg:y="2.54cm" presentation:class="outline" presentation:user-transformed="true">
          <draw:text-box>
            <text:p text:style-name="P9"><text:span text:style-name="T36">Сквозной ICMP-трафик с более безопасного интерфейса на менее безопасный</text:span></text:p>
            <text:list text:style-name="L3">
              <text:list-item>
                <text:list>
                  <text:list-item>
                    <text:p><text:span text:style-name="T10">По умолчанию ASA пропускает через себя трафик только с более безопасного интерфейса на менее безопасный</text:span></text:p>
                  </text:list-item>
                  <text:list-item>
                    <text:p><text:span text:style-name="T10">Поэтому если, например, с хоста за интерфейсом inside отправить ICMP-запрос на хост за интерфейсом outside, то ASA отбросит ответ на outside интерфейсе</text:span></text:p>
                  </text:list-item>
                  <text:list-item>
                    <text:p><text:span text:style-name="T10">Для того чтобы ASA пропускала ICMP-ответы от хостов, которые находятся на менее безопасном интерфейсе, достаточно включить инспектирование ICMP. </text:span></text:p>
                  </text:list-item>
                  <text:list-item>
                    <text:p><text:span text:style-name="T10">После включения инспектирования ASA пропускает ICMP-пакеты, входящие в менее безопасный интерфейс (outside), только в том случае, если они являются ответом на сессию инициированную с более безопасного интерфейса.</text:span></text:p>
                  </text:list-item>
                </text:list>
              </text:list-item>
            </text:list>
            <text:p text:style-name="P9"><text:span text:style-name="T37">policy-map global_policy</text:span></text:p>
            <text:p text:style-name="P9"><text:span text:style-name="T37"><text:s/></text:span><text:span text:style-name="T37">class inspection_default</text:span></text:p>
            <text:p text:style-name="P9"><text:span text:style-name="T37"><text:s text:c="2"/></text:span><text:span text:style-name="T37">inspect icmp</text:span><text:span text:style-name="T38"> </text:span></text:p>
          </draw:text-box>
        </draw:frame>
        <presentation:notes draw:style-name="dp2" presentation:use-date-time-name="dtd1">
          <draw:page-thumbnail draw:style-name="gr4" draw:layer="layout" svg:width="19.685cm" svg:height="12.983cm" svg:x="0.635cm" svg:y="2.257cm" draw:page-number="22" presentation:class="page"/>
          <draw:frame presentation:style-name="pr3" draw:text-style-name="P5" draw:layer="layout" svg:width="16.799cm" svg:height="11.596cm" svg:x="2.1cm" svg:y="15.875cm" presentation:class="notes" presentation:placeholder="true">
            <draw:text-box/>
          </draw:frame>
        </presentation:notes>
      </draw:page>
      <draw:page draw:name="page23" draw:style-name="dp4" draw:master-page-name="Default" presentation:presentation-page-layout-name="AL2T3" presentation:use-date-time-name="dtd1">
        <draw:custom-shape draw:style-name="gr26" draw:text-style-name="P8" draw:layer="layout" svg:width="26.213cm" svg:height="1.27cm" svg:x="1.092cm" svg:y="0.635cm">
          <text:list text:style-name="L2">
            <text:list-header>
              <text:p text:style-name="P7"><text:span text:style-name="T6">Сквозной ICMP трафик</text:span></text:p>
            </text:list-header>
          </text:list>
          <draw:enhanced-geometry svg:viewBox="0 0 21600 21600" draw:type="mso-spt202" draw:enhanced-path="M 0 0 L 21600 0 21600 21600 0 21600 0 0 Z N"/>
        </draw:custom-shape>
        <draw:frame presentation:style-name="pr17" draw:text-style-name="P12" draw:layer="layout" svg:width="26.035cm" svg:height="17.567cm" svg:x="1.27cm" svg:y="2.54cm" presentation:class="outline" presentation:user-transformed="true">
          <draw:text-box>
            <text:p text:style-name="P9"><text:span text:style-name="T39">С менее безопасного интерфейса на более безопасный</text:span></text:p>
            <text:list text:style-name="L3">
              <text:list-item>
                <text:list>
                  <text:list-item>
                    <text:p><text:span text:style-name="T10">Если необходимо разрешить пинговать хосты на более безопасных интерфейсах, из сетей за менее безопасными интерфейсами, то необходимо применять к менее безопасным интерфейсам ACL.</text:span></text:p>
                  </text:list-item>
                </text:list>
              </text:list-item>
            </text:list>
            <text:p text:style-name="P9"><text:span text:style-name="T16"/></text:p>
            <text:p text:style-name="P9"><text:span text:style-name="T16">access-list ICMP extended permit icmp any any </text:span></text:p>
            <text:p text:style-name="P9"><text:span text:style-name="T16">access-group ICMP in interface outside</text:span></text:p>
          </draw:text-box>
        </draw:frame>
        <presentation:notes draw:style-name="dp2" presentation:use-date-time-name="dtd1">
          <draw:page-thumbnail draw:style-name="gr4" draw:layer="layout" svg:width="19.685cm" svg:height="12.983cm" svg:x="0.635cm" svg:y="2.257cm" draw:page-number="23" presentation:class="page"/>
          <draw:frame presentation:style-name="pr3" draw:text-style-name="P5" draw:layer="layout" svg:width="16.799cm" svg:height="11.596cm" svg:x="2.1cm" svg:y="15.875cm" presentation:class="notes" presentation:placeholder="true">
            <draw:text-box/>
          </draw:frame>
        </presentation:notes>
      </draw:page>
      <draw:page draw:name="page24" draw:style-name="dp4" draw:master-page-name="Default" presentation:presentation-page-layout-name="AL2T3" presentation:use-date-time-name="dtd1">
        <draw:custom-shape draw:style-name="gr27" draw:text-style-name="P8" draw:layer="layout" svg:width="26.213cm" svg:height="1.27cm" svg:x="1.092cm" svg:y="0.635cm">
          <text:list text:style-name="L2">
            <text:list-header>
              <text:p text:style-name="P7"><text:span text:style-name="T6">ICMP и интерфейсы ASA</text:span></text:p>
            </text:list-header>
          </text:list>
          <draw:enhanced-geometry svg:viewBox="0 0 21600 21600" draw:type="mso-spt202" draw:enhanced-path="M 0 0 L 21600 0 21600 21600 0 21600 0 0 Z N"/>
        </draw:custom-shape>
        <draw:frame presentation:style-name="pr18" draw:text-style-name="P23" draw:layer="layout" svg:width="26.035cm" svg:height="17.567cm" svg:x="1.27cm" svg:y="2.54cm" presentation:class="outline" presentation:user-transformed="true">
          <draw:text-box>
            <text:p text:style-name="P9"><text:span text:style-name="T20"/></text:p>
            <text:p text:style-name="P9"><text:span text:style-name="T20">По умолчанию разрешены все ICMP-пакеты на интерфейсы ASA.</text:span></text:p>
            <text:p text:style-name="P9"><text:span text:style-name="T20"/></text:p>
            <text:p text:style-name="P9"><text:span text:style-name="T40">Интерфейсы ASA отвечают на ICMP-запросы только если они пришли из сетей находящихся на том же интерфейсе.</text:span></text:p>
            <text:p text:style-name="P9"><text:span text:style-name="T20"/></text:p>
            <text:p text:style-name="P9"><text:span text:style-name="T40"/></text:p>
            <text:p text:style-name="P9"><text:span text:style-name="T40"/></text:p>
            <text:p text:style-name="P9"><text:span text:style-name="T20">Команда icmp позволяет указать правила для ICMP-пакетов, которые идут на интерфейсы ASA:</text:span></text:p>
            <text:p text:style-name="P9"><text:span text:style-name="T15">icmp permit any echo-reply inside</text:span></text:p>
          </draw:text-box>
        </draw:frame>
        <presentation:notes draw:style-name="dp2" presentation:use-date-time-name="dtd1">
          <draw:page-thumbnail draw:style-name="gr4" draw:layer="layout" svg:width="19.685cm" svg:height="12.983cm" svg:x="0.635cm" svg:y="2.257cm" draw:page-number="24" presentation:class="page"/>
          <draw:frame presentation:style-name="pr3" draw:text-style-name="P5" draw:layer="layout" svg:width="16.799cm" svg:height="11.596cm" svg:x="2.1cm" svg:y="15.875cm" presentation:class="notes" presentation:placeholder="true">
            <draw:text-box/>
          </draw:frame>
        </presentation:notes>
      </draw:page>
      <draw:page draw:name="page25" draw:style-name="dp3" draw:master-page-name="Default_20_1" presentation:use-date-time-name="dtd1">
        <draw:custom-shape draw:style-name="gr28" draw:text-style-name="P6" draw:layer="layout" svg:width="24.752cm" svg:height="2.906cm" svg:x="1.147cm" svg:y="10.16cm">
          <text:list text:style-name="L1">
            <text:list-header>
              <text:p text:style-name="P1"><text:span text:style-name="T5">Сессии</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20.955cm" svg:height="13.618cm" svg:x="0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3" presentation:use-date-time-name="dtd1">
        <draw:custom-shape draw:style-name="gr29" draw:text-style-name="P8" draw:layer="layout" svg:width="26.213cm" svg:height="1.27cm" svg:x="1.092cm" svg:y="0.635cm">
          <text:list text:style-name="L2">
            <text:list-header>
              <text:p text:style-name="P7"><text:span text:style-name="T6">Сессии</text:span></text:p>
            </text:list-header>
          </text:list>
          <draw:enhanced-geometry svg:viewBox="0 0 21600 21600" draw:type="mso-spt202" draw:enhanced-path="M 0 0 L 21600 0 21600 21600 0 21600 0 0 Z N"/>
        </draw:custom-shape>
        <draw:frame presentation:style-name="pr19" draw:text-style-name="P24" draw:layer="layout" svg:width="26.035cm" svg:height="17.652cm" svg:x="1.27cm" svg:y="2.54cm" presentation:class="outline" presentation:user-transformed="true">
          <draw:text-box>
            <text:p text:style-name="P9"><text:span text:style-name="T28">show conn <text:s text:c="34"/></text:span></text:p>
            <text:p text:style-name="P9"><text:span text:style-name="T41">1 in use, 9 most used</text:span></text:p>
            <text:p text:style-name="P9"><text:span text:style-name="T41">TCP outside 192.168.100.10:80 inside inhost:40000, idle 0:00:06, bytes 0, flags E</text:span></text:p>
            <text:p text:style-name="P9"><text:span text:style-name="T41">TCP </text:span><text:span text:style-name="T42">outside</text:span><text:span text:style-name="T41"> 10.99.55.44(18.17.16.15):11515 inside 10.88.77.66:30854, idle 0:02:48, bytes 178, flags UIO</text:span></text:p>
            <text:p text:style-name="P9"><text:span text:style-name="T41">TCP outside 77.66.55.44:49368 VPN 15.15.15.15:443, idle 0:00:21, bytes 100531, flags UfrIOB</text:span></text:p>
            <text:p text:style-name="P9"><text:span text:style-name="T41">UDP </text:span><text:span text:style-name="T42">outside</text:span><text:span text:style-name="T41"> 10.17.17.17:8500 inside 10.20.20.20:4167, idle 0:01:38, bytes 616, flags -</text:span></text:p>
            <text:p text:style-name="P9"><text:span text:style-name="T41">TCP </text:span><text:span text:style-name="T42">outside</text:span><text:span text:style-name="T41"> 77.66.55.44:30031 inside 10.20.20.20:51716, idle 0:00:11, bytes 0, flags U</text:span></text:p>
            <text:p text:style-name="P9"><text:span text:style-name="T41">TCP outside 10.20.20.20:10101 outside 10.30.30.30:4450, idle 0:00:14, bytes 0, flags SaAB</text:span></text:p>
            <text:p text:style-name="P9"><text:span text:style-name="T41">TCP outside 20.30.40.50:45174 inside 10.30.30.30:443, idle 0:00:05, bytes 0, flags aB</text:span></text:p>
            <text:p text:style-name="P9"><text:span text:style-name="T41"/></text:p>
            <text:p text:style-name="P9"><text:span text:style-name="T28">show local-host 10.1.1.91 detail</text:span></text:p>
            <text:p text:style-name="P9"><text:span text:style-name="T41"><text:s/></text:span><text:span text:style-name="T41">Interface third: 0 active, 0 maximum active, 0 denied</text:span></text:p>
            <text:p text:style-name="P9"><text:span text:style-name="T41"><text:s/></text:span><text:span text:style-name="T41">Interface inside: 1 active, 1 maximum active, 0 denied</text:span></text:p>
            <text:p text:style-name="P9"><text:span text:style-name="T41"><text:s/></text:span><text:span text:style-name="T41">local host: &lt;10.1.1.91&gt;,</text:span></text:p>
            <text:p text:style-name="P9"><text:span text:style-name="T41"><text:s/></text:span><text:span text:style-name="T41">TCP flow count/limit = 1/unlimited</text:span></text:p>
            <text:p text:style-name="P9"><text:span text:style-name="T41"><text:s/></text:span><text:span text:style-name="T41">TCP embryonic count to (from) host = 0 (0)</text:span></text:p>
            <text:p text:style-name="P9"><text:span text:style-name="T41"><text:s/></text:span><text:span text:style-name="T41">TCP intercept watermark = unlimited</text:span></text:p>
            <text:p text:style-name="P9"><text:span text:style-name="T41"><text:s/></text:span><text:span text:style-name="T41">UDP flow count/limit = 0/unlimited</text:span></text:p>
            <text:p text:style-name="P9"><text:span text:style-name="T41"><text:s/></text:span><text:span text:style-name="T41">Xlate:</text:span></text:p>
            <text:p text:style-name="P9"><text:span text:style-name="T41"><text:s/></text:span><text:span text:style-name="T41">TCP PAT from inside:10.1.1.91/4984 to outside:192.150.49.1/1024 flags ri</text:span></text:p>
            <text:p text:style-name="P9"><text:span text:style-name="T41"><text:s/></text:span><text:span text:style-name="T41">Conn:</text:span></text:p>
            <text:p text:style-name="P9"><text:span text:style-name="T41"><text:s/></text:span><text:span text:style-name="T41">TCP outside:192.150.49.10/21 inside:10.1.1.91/4984 flags UI Interface outside: 1 active, 1 </text:span></text:p>
            <text:p text:style-name="P9"><text:span text:style-name="T41">maximum active, 0 denied</text:span></text:p>
            <text:p text:style-name="P9"><text:span text:style-name="T41"><text:s/></text:span><text:span text:style-name="T41">The following example shows all hosts who have at least four udp connections and have between one </text:span></text:p>
            <text:p text:style-name="P9"><text:span text:style-name="T41">to 10 tcp connections at the same time:</text:span></text:p>
            <text:p text:style-name="P9"><text:span text:style-name="T41"/></text:p>
          </draw:text-box>
        </draw:frame>
        <presentation:notes draw:style-name="dp2" presentation:use-date-time-name="dtd1">
          <draw:page-thumbnail draw:style-name="gr4" draw:layer="layout" svg:width="19.685cm" svg:height="12.983cm" svg:x="0.635cm" svg:y="2.257cm" draw:page-number="26" presentation:class="page"/>
          <draw:frame presentation:style-name="pr3" draw:text-style-name="P5" draw:layer="layout" svg:width="16.799cm" svg:height="11.596cm" svg:x="2.1cm" svg:y="15.875cm" presentation:class="notes" presentation:placeholder="true">
            <draw:text-box/>
          </draw:frame>
        </presentation:notes>
      </draw:page>
      <draw:page draw:name="page27" draw:style-name="dp3" draw:master-page-name="Default_20_1" presentation:use-date-time-name="dtd1">
        <draw:custom-shape draw:style-name="gr30" draw:text-style-name="P6" draw:layer="layout" svg:width="24.752cm" svg:height="2.906cm" svg:x="1.147cm" svg:y="10.16cm">
          <text:list text:style-name="L1">
            <text:list-header>
              <text:p text:style-name="P1"><text:span text:style-name="T5">Трансляция адресов</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20.955cm" svg:height="13.618cm" svg:x="0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3" presentation:use-date-time-name="dtd1">
        <draw:custom-shape draw:style-name="gr31" draw:text-style-name="P8" draw:layer="layout" svg:width="26.213cm" svg:height="1.27cm" svg:x="1.092cm" svg:y="0.635cm">
          <text:list text:style-name="L2">
            <text:list-header>
              <text:p text:style-name="P7"><text:span text:style-name="T6">Типы NAT</text:span></text:p>
            </text:list-header>
          </text:list>
          <draw:enhanced-geometry svg:viewBox="0 0 21600 21600" draw:type="mso-spt202" draw:enhanced-path="M 0 0 L 21600 0 21600 21600 0 21600 0 0 Z N"/>
        </draw:custom-shape>
        <draw:frame presentation:style-name="pr20" draw:text-style-name="P25" draw:layer="layout" svg:width="26.035cm" svg:height="15.24cm" svg:x="1.27cm" svg:y="3.175cm" presentation:class="outline" presentation:user-transformed="true">
          <draw:text-box>
            <text:p text:style-name="P9"><text:span text:style-name="T43">Cisco ASA использует два типа NAT:</text:span></text:p>
            <text:p text:style-name="P9"><text:span text:style-name="T43"/></text:p>
            <text:list text:style-name="L3">
              <text:list-item>
                <text:list>
                  <text:list-item>
                    <text:p><text:span text:style-name="T44">Network Object NAT (Auto NAT)</text:span></text:p>
                    <text:list>
                      <text:list-item>
                        <text:p><text:span text:style-name="T45">Настраивается внутри network object</text:span></text:p>
                      </text:list-item>
                    </text:list>
                  </text:list-item>
                </text:list>
              </text:list-item>
            </text:list>
            <text:p text:style-name="P9"><text:span text:style-name="T44"/></text:p>
            <text:list text:continue-numbering="true" text:style-name="L3">
              <text:list-item>
                <text:list>
                  <text:list-item>
                    <text:p><text:span text:style-name="T44">Twice NAT (Manual NAT)</text:span></text:p>
                    <text:list>
                      <text:list-item>
                        <text:p><text:span text:style-name="T46">Настраивается в конфигурационном режиме</text:span></text:p>
                      </text:list-item>
                    </text:list>
                  </text:list-item>
                </text:list>
              </text:list-item>
            </text:list>
            <text:p text:style-name="P9"><text:span text:style-name="T44"/></text:p>
            <text:p text:style-name="P9"><text:span text:style-name="T44"/></text:p>
            <text:p text:style-name="P9"><text:span text:style-name="T44"/></text:p>
          </draw:text-box>
        </draw:frame>
        <presentation:notes draw:style-name="dp2" presentation:use-date-time-name="dtd1">
          <draw:page-thumbnail draw:style-name="gr4" draw:layer="layout" svg:width="19.685cm" svg:height="12.983cm" svg:x="0.635cm" svg:y="2.257cm" draw:page-number="28" presentation:class="page"/>
          <draw:frame presentation:style-name="pr3" draw:text-style-name="P5" draw:layer="layout" svg:width="16.799cm" svg:height="11.596cm" svg:x="2.1cm" svg:y="15.875cm" presentation:class="notes" presentation:placeholder="true">
            <draw:text-box/>
          </draw:frame>
        </presentation:notes>
      </draw:page>
      <draw:page draw:name="page29" draw:style-name="dp4" draw:master-page-name="Default" presentation:presentation-page-layout-name="AL2T3" presentation:use-date-time-name="dtd1">
        <draw:custom-shape draw:style-name="gr32" draw:text-style-name="P8" draw:layer="layout" svg:width="26.213cm" svg:height="1.27cm" svg:x="1.092cm" svg:y="0.635cm">
          <text:list text:style-name="L2">
            <text:list-header>
              <text:p text:style-name="P7"><text:span text:style-name="T6">Network Object NAT</text:span></text:p>
            </text:list-header>
          </text:list>
          <draw:enhanced-geometry svg:viewBox="0 0 21600 21600" draw:type="mso-spt202" draw:enhanced-path="M 0 0 L 21600 0 21600 21600 0 21600 0 0 Z N"/>
        </draw:custom-shape>
        <draw:frame presentation:style-name="pr21" draw:text-style-name="P23" draw:layer="layout" svg:width="26.035cm" svg:height="15.24cm" svg:x="1.27cm" svg:y="3.175cm" presentation:class="outline" presentation:user-transformed="true">
          <draw:text-box>
            <text:p text:style-name="P9"><text:span text:style-name="T39">Как задаются real адреса:</text:span></text:p>
            <text:list text:style-name="L3">
              <text:list-item>
                <text:list>
                  <text:list-item>
                    <text:p><text:span text:style-name="T20">Правило NAT указывается как параметр в network object</text:span></text:p>
                  </text:list-item>
                  <text:list-item>
                    <text:p><text:span text:style-name="T20">Network object может указывать хост, диапазон адресов или подсеть</text:span></text:p>
                  </text:list-item>
                  <text:list-item>
                    <text:p><text:span text:style-name="T20">IP-адрес в network object используется как real адрес </text:span></text:p>
                  </text:list-item>
                </text:list>
              </text:list-item>
            </text:list>
            <text:p text:style-name="P9"><text:span text:style-name="T39">Как настраивается source и destination NAT</text:span></text:p>
            <text:list text:continue-numbering="true" text:style-name="L3">
              <text:list-item>
                <text:list>
                  <text:list-item>
                    <text:p><text:span text:style-name="T20">Каждое правило может относиться или к адресу отправителя или к адресу получателя в пакете</text:span></text:p>
                  </text:list-item>
                  <text:list-item>
                    <text:p><text:span text:style-name="T20">Если нужно менять оба, то в таком виде NAT надо настроить два правила</text:span></text:p>
                  </text:list-item>
                </text:list>
              </text:list-item>
            </text:list>
            <text:p text:style-name="P9"><text:span text:style-name="T15"/></text:p>
          </draw:text-box>
        </draw:frame>
        <presentation:notes draw:style-name="dp2" presentation:use-date-time-name="dtd1">
          <draw:page-thumbnail draw:style-name="gr4" draw:layer="layout" svg:width="19.685cm" svg:height="12.983cm" svg:x="0.635cm" svg:y="2.257cm" draw:page-number="29" presentation:class="page"/>
          <draw:frame presentation:style-name="pr3" draw:text-style-name="P5" draw:layer="layout" svg:width="16.799cm" svg:height="11.596cm" svg:x="2.1cm" svg:y="15.875cm" presentation:class="notes" presentation:placeholder="true">
            <draw:text-box/>
          </draw:frame>
        </presentation:notes>
      </draw:page>
      <draw:page draw:name="page30" draw:style-name="dp4" draw:master-page-name="Default" presentation:presentation-page-layout-name="AL2T3" presentation:use-date-time-name="dtd1">
        <draw:custom-shape draw:style-name="gr33" draw:text-style-name="P8" draw:layer="layout" svg:width="26.213cm" svg:height="1.27cm" svg:x="1.092cm" svg:y="0.635cm">
          <text:list text:style-name="L2">
            <text:list-header>
              <text:p text:style-name="P7"><text:span text:style-name="T6">Network Object NAT</text:span></text:p>
            </text:list-header>
          </text:list>
          <draw:enhanced-geometry svg:viewBox="0 0 21600 21600" draw:type="mso-spt202" draw:enhanced-path="M 0 0 L 21600 0 21600 21600 0 21600 0 0 Z N"/>
        </draw:custom-shape>
        <draw:frame presentation:style-name="pr22" draw:text-style-name="P12" draw:layer="layout" svg:width="26.035cm" svg:height="17.358cm" svg:x="1.27cm" svg:y="2.54cm" presentation:class="outline" presentation:user-transformed="true">
          <draw:text-box>
            <text:p text:style-name="P9"><text:span text:style-name="T44">Статический NAT</text:span></text:p>
            <text:p text:style-name="P9"><text:span text:style-name="T8">object network WEB_server1</text:span></text:p>
            <text:p text:style-name="P9"><text:span text:style-name="T8"><text:s/></text:span><text:span text:style-name="T8">host </text:span><text:span text:style-name="T47">10.255.1.100</text:span></text:p>
            <text:p text:style-name="P9"><text:span text:style-name="T8"><text:s/></text:span><text:span text:style-name="T8">nat (</text:span><text:span text:style-name="T47">dmz</text:span><text:span text:style-name="T8">,</text:span><text:span text:style-name="T48">outside</text:span><text:span text:style-name="T8">) </text:span><text:span text:style-name="T22">static</text:span><text:span text:style-name="T8"> </text:span><text:span text:style-name="T48">16.0.0.7</text:span></text:p>
            <text:p text:style-name="P9"><text:span text:style-name="T49"/></text:p>
            <text:p text:style-name="P9"><text:span text:style-name="T50">Статический PAT (проброс портов)</text:span></text:p>
            <text:p text:style-name="P9"><text:span text:style-name="T8">object network WEB_server2</text:span></text:p>
            <text:p text:style-name="P9"><text:span text:style-name="T8"><text:s/></text:span><text:span text:style-name="T8">host </text:span><text:span text:style-name="T47">10.255.1.101</text:span></text:p>
            <text:p text:style-name="P9"><text:span text:style-name="T8"><text:s/></text:span><text:span text:style-name="T8">nat (</text:span><text:span text:style-name="T47">dmz</text:span><text:span text:style-name="T8">,</text:span><text:span text:style-name="T48">outside</text:span><text:span text:style-name="T8">) </text:span><text:span text:style-name="T22">static</text:span><text:span text:style-name="T8"> </text:span><text:span text:style-name="T48">16.0.0.8</text:span><text:span text:style-name="T8"> service tcp </text:span><text:span text:style-name="T47">80</text:span><text:span text:style-name="T8"> </text:span><text:span text:style-name="T48">8080</text:span></text:p>
            <text:p text:style-name="P9"><text:span text:style-name="T51"/></text:p>
            <text:p text:style-name="P9"><text:span text:style-name="T44">Динамический PAT</text:span></text:p>
            <text:p text:style-name="P9"><text:span text:style-name="T8">object network Local_LAN</text:span></text:p>
            <text:p text:style-name="P9"><text:span text:style-name="T8"><text:s/></text:span><text:span text:style-name="T8">subnet </text:span><text:span text:style-name="T47">10.1.1.0 255.255.255.0</text:span></text:p>
            <text:p text:style-name="P9"><text:span text:style-name="T8"><text:s/></text:span><text:span text:style-name="T8">nat (</text:span><text:span text:style-name="T47">inside</text:span><text:span text:style-name="T8">,</text:span><text:span text:style-name="T52">outside</text:span><text:span text:style-name="T8">) </text:span><text:span text:style-name="T22">dynamic</text:span><text:span text:style-name="T8"> </text:span><text:span text:style-name="T52">interface</text:span></text:p>
            <text:p text:style-name="P9"><text:span text:style-name="T50"/></text:p>
            <text:p text:style-name="P9"><text:span text:style-name="T50">Динамический PAT с интерфейсом any</text:span></text:p>
            <text:p text:style-name="P9"><text:span text:style-name="T53">object network Local_LAN</text:span></text:p>
            <text:p text:style-name="P9"><text:span text:style-name="T53"><text:s/></text:span><text:span text:style-name="T53">subnet </text:span><text:span text:style-name="T47">10.1.0.0 255.255.0.0</text:span></text:p>
            <text:p text:style-name="P9"><text:span text:style-name="T53"><text:s/></text:span><text:span text:style-name="T53">nat (</text:span><text:span text:style-name="T47">any</text:span><text:span text:style-name="T53">,</text:span><text:span text:style-name="T52">outside</text:span><text:span text:style-name="T53">) </text:span><text:span text:style-name="T54">dynamic</text:span><text:span text:style-name="T53"> </text:span><text:span text:style-name="T52">interface</text:span></text:p>
          </draw:text-box>
        </draw:frame>
        <presentation:notes draw:style-name="dp2" presentation:use-date-time-name="dtd1">
          <draw:page-thumbnail draw:style-name="gr4" draw:layer="layout" svg:width="19.685cm" svg:height="12.983cm" svg:x="0.635cm" svg:y="2.257cm" draw:page-number="30" presentation:class="page"/>
          <draw:frame presentation:style-name="pr3" draw:text-style-name="P5" draw:layer="layout" svg:width="16.799cm" svg:height="11.596cm" svg:x="2.1cm" svg:y="15.875cm" presentation:class="notes" presentation:placeholder="true">
            <draw:text-box/>
          </draw:frame>
        </presentation:notes>
      </draw:page>
      <draw:page draw:name="page31" draw:style-name="dp4" draw:master-page-name="Default" presentation:presentation-page-layout-name="AL2T3" presentation:use-date-time-name="dtd1">
        <draw:custom-shape draw:style-name="gr34" draw:text-style-name="P8" draw:layer="layout" svg:width="26.213cm" svg:height="1.27cm" svg:x="1.092cm" svg:y="0.635cm">
          <text:list text:style-name="L2">
            <text:list-header>
              <text:p text:style-name="P7"><text:span text:style-name="T6">Twice NAT</text:span></text:p>
            </text:list-header>
          </text:list>
          <draw:enhanced-geometry svg:viewBox="0 0 21600 21600" draw:type="mso-spt202" draw:enhanced-path="M 0 0 L 21600 0 21600 21600 0 21600 0 0 Z N"/>
        </draw:custom-shape>
        <draw:frame presentation:style-name="pr23" draw:text-style-name="P12" draw:layer="layout" svg:width="26.035cm" svg:height="15.24cm" svg:x="1.27cm" svg:y="3.175cm" presentation:class="outline" presentation:user-transformed="true">
          <draw:text-box>
            <text:p text:style-name="P9"><text:span text:style-name="T36">Как задаются real адреса:</text:span></text:p>
            <text:list text:style-name="L3">
              <text:list-item>
                <text:list>
                  <text:list-item>
                    <text:p><text:span text:style-name="T10">Для real и mapped адресов создаются object group</text:span></text:p>
                  </text:list-item>
                  <text:list-item>
                    <text:p><text:span text:style-name="T10">Но правило NAT НЕ указывается как параметр в network object</text:span></text:p>
                  </text:list-item>
                  <text:list-item>
                    <text:p><text:span text:style-name="T10">Наоборот, объекты являются параметрами конфигурации NAT</text:span></text:p>
                  </text:list-item>
                </text:list>
              </text:list-item>
            </text:list>
            <text:p text:style-name="P9"><text:span text:style-name="T36">Как настраивается source и destination NAT</text:span></text:p>
            <text:list text:continue-numbering="true" text:style-name="L3">
              <text:list-item>
                <text:list>
                  <text:list-item>
                    <text:p><text:span text:style-name="T10">Одно правило используется для трансляции и отправителя и получателя</text:span></text:p>
                  </text:list-item>
                  <text:list-item>
                    <text:p><text:span text:style-name="T10">Позволяет указывать как транслировать адреса, в зависимости от получателя (policy NAT). Используется, например, для VPN</text:span></text:p>
                  </text:list-item>
                </text:list>
              </text:list-item>
            </text:list>
            <text:p text:style-name="P9"><text:span text:style-name="T8"/></text:p>
          </draw:text-box>
        </draw:frame>
        <presentation:notes draw:style-name="dp2" presentation:use-date-time-name="dtd1">
          <draw:page-thumbnail draw:style-name="gr4" draw:layer="layout" svg:width="19.685cm" svg:height="12.983cm" svg:x="0.635cm" svg:y="2.257cm" draw:page-number="31" presentation:class="page"/>
          <draw:frame presentation:style-name="pr3" draw:text-style-name="P5" draw:layer="layout" svg:width="16.799cm" svg:height="11.596cm" svg:x="2.1cm" svg:y="15.875cm" presentation:class="notes" presentation:placeholder="true">
            <draw:text-box/>
          </draw:frame>
        </presentation:notes>
      </draw:page>
      <draw:page draw:name="page32" draw:style-name="dp4" draw:master-page-name="Default" presentation:presentation-page-layout-name="AL2T3" presentation:use-date-time-name="dtd1">
        <draw:custom-shape draw:style-name="gr35" draw:text-style-name="P8" draw:layer="layout" svg:width="26.213cm" svg:height="1.27cm" svg:x="1.092cm" svg:y="0.635cm">
          <text:list text:style-name="L2">
            <text:list-header>
              <text:p text:style-name="P7"><text:span text:style-name="T6">Twice NAT</text:span></text:p>
            </text:list-header>
          </text:list>
          <draw:enhanced-geometry svg:viewBox="0 0 21600 21600" draw:type="mso-spt202" draw:enhanced-path="M 0 0 L 21600 0 21600 21600 0 21600 0 0 Z N"/>
        </draw:custom-shape>
        <draw:frame presentation:style-name="pr24" draw:text-style-name="P12" draw:layer="layout" svg:width="26.035cm" svg:height="15.24cm" svg:x="1.27cm" svg:y="3.175cm" presentation:class="outline" presentation:user-transformed="true">
          <draw:text-box>
            <text:p text:style-name="P9"><text:span text:style-name="T44">Исключение для Site-to-Site VPN</text:span></text:p>
            <text:p text:style-name="P9"><text:span text:style-name="T19">object network LAN</text:span></text:p>
            <text:p text:style-name="P9"><text:span text:style-name="T19"><text:s text:c="2"/></text:span><text:span text:style-name="T19">subnet 10.1.0.0 255.255.0.0</text:span></text:p>
            <text:p text:style-name="P9"><text:span text:style-name="T19">object network VPN</text:span></text:p>
            <text:p text:style-name="P9"><text:span text:style-name="T19"><text:s text:c="2"/></text:span><text:span text:style-name="T19">range 10.3.0.0 10.3.255.255</text:span></text:p>
            <text:p text:style-name="P9"><text:span text:style-name="T19">nat (inside,outside) source static LAN LAN dest static VPN VPN</text:span></text:p>
            <text:p text:style-name="P9"><text:span text:style-name="T21"/></text:p>
            <text:p text:style-name="P9"><text:span text:style-name="T55"/></text:p>
            <text:p text:style-name="P9"><text:span text:style-name="T44"/></text:p>
            <text:p text:style-name="P9"><text:span text:style-name="T44">Динамический PAT с Twice NAT:</text:span></text:p>
            <text:p text:style-name="P9"><text:span text:style-name="T8">object network Local_LAN</text:span></text:p>
            <text:p text:style-name="P9"><text:span text:style-name="T8"><text:s/></text:span><text:span text:style-name="T8">subnet </text:span><text:span text:style-name="T47">10.1.1.0 255.255.255.0</text:span></text:p>
            <text:p text:style-name="P9"><text:span text:style-name="T8">nat (</text:span><text:span text:style-name="T47">inside</text:span><text:span text:style-name="T8">,</text:span><text:span text:style-name="T52">outside</text:span><text:span text:style-name="T8">) source dynamic </text:span><text:span text:style-name="T47">Local_LAN</text:span><text:span text:style-name="T8"> </text:span><text:span text:style-name="T52">interface</text:span></text:p>
          </draw:text-box>
        </draw:frame>
        <presentation:notes draw:style-name="dp2" presentation:use-date-time-name="dtd1">
          <draw:page-thumbnail draw:style-name="gr4" draw:layer="layout" svg:width="19.685cm" svg:height="12.983cm" svg:x="0.635cm" svg:y="2.257cm" draw:page-number="32" presentation:class="page"/>
          <draw:frame presentation:style-name="pr3" draw:text-style-name="P5" draw:layer="layout" svg:width="16.799cm" svg:height="11.596cm" svg:x="2.1cm" svg:y="15.875cm" presentation:class="notes" presentation:placeholder="true">
            <draw:text-box/>
          </draw:frame>
        </presentation:notes>
      </draw:page>
      <draw:page draw:name="page33" draw:style-name="dp4" draw:master-page-name="Default" presentation:presentation-page-layout-name="AL2T3" presentation:use-date-time-name="dtd1">
        <draw:custom-shape draw:style-name="gr36" draw:text-style-name="P8" draw:layer="layout" svg:width="26.213cm" svg:height="1.27cm" svg:x="1.092cm" svg:y="0.635cm">
          <text:list text:style-name="L2">
            <text:list-header>
              <text:p text:style-name="P7"><text:span text:style-name="T6">Порядок правил NAT</text:span></text:p>
            </text:list-header>
          </text:list>
          <draw:enhanced-geometry svg:viewBox="0 0 21600 21600" draw:type="mso-spt202" draw:enhanced-path="M 0 0 L 21600 0 21600 21600 0 21600 0 0 Z N"/>
        </draw:custom-shape>
        <draw:frame presentation:style-name="pr25" draw:text-style-name="P26" draw:layer="layout" svg:width="26.035cm" svg:height="16.68cm" svg:x="1.27cm" svg:y="3.175cm" presentation:class="outline" presentation:user-transformed="true">
          <draw:text-box>
            <text:p text:style-name="P9"><text:span text:style-name="T56">В таблице трансляции три секции:</text:span></text:p>
            <text:list text:style-name="L4">
              <text:list-item>
                <text:list>
                  <text:list-item>
                    <text:p><text:span text:style-name="T56">Twice NAT (Manual NAT)</text:span></text:p>
                  </text:list-item>
                </text:list>
              </text:list-item>
            </text:list>
            <text:list text:style-name="L5">
              <text:list-item>
                <text:list>
                  <text:list-item>
                    <text:list>
                      <text:list-item>
                        <text:p><text:span text:style-name="T57">Сюда по умолчанию попадают правила Twice NAT</text:span></text:p>
                      </text:list-item>
                      <text:list-item>
                        <text:p><text:span text:style-name="T25">Между собой просматриваются в порядке настройки в конфигурации</text:span></text:p>
                      </text:list-item>
                    </text:list>
                  </text:list-item>
                </text:list>
              </text:list-item>
            </text:list>
            <text:list text:style-name="L4">
              <text:list-item>
                <text:list>
                  <text:list-item>
                    <text:p><text:span text:style-name="T56">Network object NAT (Auto NAT)</text:span></text:p>
                  </text:list-item>
                </text:list>
              </text:list-item>
            </text:list>
            <text:list text:style-name="L5">
              <text:list-item>
                <text:list>
                  <text:list-item>
                    <text:list>
                      <text:list-item>
                        <text:p><text:span text:style-name="T57">Все правила Object NAT</text:span></text:p>
                      </text:list-item>
                      <text:list-item>
                        <text:p><text:span text:style-name="T57">Между собой правила упорядочиваются так:</text:span></text:p>
                        <text:list>
                          <text:list-item>
                            <text:p><text:span text:style-name="T57">Первыми идут правила с наиболее специфическими адресами в объектах</text:span></text:p>
                          </text:list-item>
                          <text:list-item>
                            <text:p><text:span text:style-name="T57">Если правила используют сети одинакового размера, то по адресам</text:span></text:p>
                          </text:list-item>
                          <text:list-item>
                            <text:p><text:span text:style-name="T57">Если адреса одинаковые, то по именам объектов</text:span></text:p>
                          </text:list-item>
                        </text:list>
                      </text:list-item>
                    </text:list>
                  </text:list-item>
                </text:list>
              </text:list-item>
            </text:list>
            <text:list text:style-name="L4">
              <text:list-item>
                <text:list>
                  <text:list-item>
                    <text:p><text:span text:style-name="T56">Twice NAT</text:span></text:p>
                  </text:list-item>
                </text:list>
              </text:list-item>
            </text:list>
            <text:list text:style-name="L5">
              <text:list-item>
                <text:list>
                  <text:list-item>
                    <text:list>
                      <text:list-item>
                        <text:p><text:span text:style-name="T57">Правила с указанным параметром </text:span><text:span text:style-name="T56">after-auto</text:span></text:p>
                      </text:list-item>
                      <text:list-item>
                        <text:p><text:span text:style-name="T57">Между собой просматриваются в порядке настройки в конфигурации</text:span></text:p>
                      </text:list-item>
                    </text:list>
                  </text:list-item>
                </text:list>
              </text:list-item>
            </text:list>
          </draw:text-box>
        </draw:frame>
        <presentation:notes draw:style-name="dp2" presentation:use-date-time-name="dtd1">
          <draw:page-thumbnail draw:style-name="gr4" draw:layer="layout" svg:width="19.685cm" svg:height="12.983cm" svg:x="0.635cm" svg:y="2.257cm" draw:page-number="33" presentation:class="page"/>
          <draw:frame presentation:style-name="pr3" draw:text-style-name="P5" draw:layer="layout" svg:width="16.799cm" svg:height="11.596cm" svg:x="2.1cm" svg:y="15.875cm" presentation:class="notes" presentation:placeholder="true">
            <draw:text-box/>
          </draw:frame>
        </presentation:notes>
      </draw:page>
      <draw:page draw:name="page34" draw:style-name="dp3" draw:master-page-name="Default_20_1" presentation:use-date-time-name="dtd1">
        <draw:custom-shape draw:style-name="gr37" draw:text-style-name="P6" draw:layer="layout" svg:width="24.752cm" svg:height="2.906cm" svg:x="1.147cm" svg:y="10.16cm">
          <text:list text:style-name="L1">
            <text:list-header>
              <text:p text:style-name="P1"><text:span text:style-name="T5">Troubleshooting Cisco ASA</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20.955cm" svg:height="13.618cm" svg:x="0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3" presentation:use-date-time-name="dtd1">
        <draw:custom-shape draw:style-name="gr38" draw:text-style-name="P8" draw:layer="layout" svg:width="26.213cm" svg:height="1.27cm" svg:x="1.092cm" svg:y="0.635cm">
          <text:list text:style-name="L2">
            <text:list-header>
              <text:p text:style-name="P7"><text:span text:style-name="T6">Capture</text:span></text:p>
            </text:list-header>
          </text:list>
          <draw:enhanced-geometry svg:viewBox="0 0 21600 21600" draw:type="mso-spt202" draw:enhanced-path="M 0 0 L 21600 0 21600 21600 0 21600 0 0 Z N"/>
        </draw:custom-shape>
        <draw:frame presentation:style-name="pr26" draw:text-style-name="P27" draw:layer="layout" svg:width="24.42cm" svg:height="17.145cm" svg:x="1.791cm" svg:y="2.54cm" presentation:class="outline" presentation:user-transformed="true">
          <draw:text-box>
            <text:p text:style-name="P9"><text:span text:style-name="T10">Команда capture позволяет перехватывать трафик, который проходит через ASA для дальнейшего анализа.</text:span></text:p>
            <text:p text:style-name="P9"><text:span text:style-name="T10">Параметры команды capture:</text:span></text:p>
            <text:list text:style-name="L3">
              <text:list-item>
                <text:p text:style-name="P9"><text:span text:style-name="T58">access-list — перехватывать пакеты, которые совпадают с указанным ACL;</text:span></text:p>
              </text:list-item>
              <text:list-item>
                <text:p text:style-name="P9"><text:span text:style-name="T58">buffer — настроить размер буфера (в байтах) в который помещаются перехваченные пакеты. По умолчанию размер буфера 512 Kb;</text:span></text:p>
              </text:list-item>
              <text:list-item>
                <text:p text:style-name="P9"><text:span text:style-name="T58">circular-buffer — после заполнения буфера заполнять его сначала заново. По умолчанию буфер не перезаписывается;</text:span></text:p>
              </text:list-item>
              <text:list-item>
                <text:p text:style-name="P9"><text:span text:style-name="T58">ethernet-type — перехватывать Ethernet-пакеты определенного типа. По умолчанию IP;</text:span></text:p>
              </text:list-item>
              <text:list-item>
                <text:p text:style-name="P9"><text:span text:style-name="T58">interface &lt;intf-name&gt; — перехватывать пакеты на указанном интерфейсе. Могут быть указаны такие интерфейсы:</text:span></text:p>
              </text:list-item>
              <text:list-item>
                <text:p text:style-name="P9"><text:span text:style-name="T58">match — перехватывать пакеты совпадающие с указанными далее критериями (критерии аналогичны синтаксису ACL);</text:span></text:p>
              </text:list-item>
              <text:list-item>
                <text:p text:style-name="P9"><text:span text:style-name="T58">trace [trace-count &lt;count&gt;] — позволяет отслеживать каким образом ASA обрабатывает пакеты внутри себя (если этот параметр не указан при задании правила, то при просмотре информации опция trace не будет отображать как ASA обрабатывала пакет). Параметр trace-count позволяет задать максимальное количество пакетов, которые будут отслеживаться. По умолчанию 50, диапазон значений от 1 до 1000;</text:span></text:p>
              </text:list-item>
              <text:list-item>
                <text:p text:style-name="P9"><text:span text:style-name="T58">type — перехватывать пакеты указанного типа:</text:span></text:p>
              </text:list-item>
              <text:list-item>
                <text:p text:style-name="P9"><text:span text:style-name="T58">asp-drop — перехватывать пакеты отброшенные по определенной причине,</text:span></text:p>
              </text:list-item>
            </text:list>
          </draw:text-box>
        </draw:frame>
        <presentation:notes draw:style-name="dp2" presentation:use-date-time-name="dtd1">
          <draw:page-thumbnail draw:style-name="gr4" draw:layer="layout" svg:width="19.685cm" svg:height="12.983cm" svg:x="0.635cm" svg:y="2.257cm" draw:page-number="35" presentation:class="page"/>
          <draw:frame presentation:style-name="pr3" draw:text-style-name="P5" draw:layer="layout" svg:width="16.799cm" svg:height="11.596cm" svg:x="2.1cm" svg:y="15.875cm" presentation:class="notes" presentation:placeholder="true">
            <draw:text-box/>
          </draw:frame>
        </presentation:notes>
      </draw:page>
      <draw:page draw:name="page36" draw:style-name="dp4" draw:master-page-name="Default" presentation:presentation-page-layout-name="AL2T3" presentation:use-date-time-name="dtd1">
        <draw:custom-shape draw:style-name="gr39" draw:text-style-name="P8" draw:layer="layout" svg:width="26.213cm" svg:height="1.27cm" svg:x="1.092cm" svg:y="0.635cm">
          <text:list text:style-name="L2">
            <text:list-header>
              <text:p text:style-name="P7"><text:span text:style-name="T6">Capture</text:span></text:p>
            </text:list-header>
          </text:list>
          <draw:enhanced-geometry svg:viewBox="0 0 21600 21600" draw:type="mso-spt202" draw:enhanced-path="M 0 0 L 21600 0 21600 21600 0 21600 0 0 Z N"/>
        </draw:custom-shape>
        <draw:frame presentation:style-name="pr27" draw:text-style-name="P28" draw:layer="layout" svg:width="24.42cm" svg:height="17.145cm" svg:x="1.791cm" svg:y="2.54cm" presentation:class="outline" presentation:user-transformed="true">
          <draw:text-box>
            <text:p text:style-name="P9"><text:span text:style-name="T59">ASA1(config)# capture </text:span><text:span text:style-name="T60">cap_inside</text:span><text:span text:style-name="T59"> interface inside</text:span></text:p>
            <text:p text:style-name="P9"><text:span text:style-name="T59">ASA1(config)# sh capture cap_inside</text:span></text:p>
            <text:p text:style-name="P9"><text:span text:style-name="T59"/></text:p>
            <text:p text:style-name="P9"><text:span text:style-name="T59">14 packets captured</text:span></text:p>
            <text:p text:style-name="P9"><text:span text:style-name="T59"/></text:p>
            <text:p text:style-name="P9"><text:span text:style-name="T59"><text:s text:c="3"/></text:span><text:span text:style-name="T59">1: 14:46:11.080623 192.168.1.10 &gt; 192.168.3.10: icmp: echo request </text:span></text:p>
            <text:p text:style-name="P9"><text:span text:style-name="T59"><text:s text:c="3"/></text:span><text:span text:style-name="T59">2: 14:46:11.083247 192.168.3.10 &gt; 192.168.1.10: icmp: echo reply </text:span></text:p>
            <text:p text:style-name="P9"><text:span text:style-name="T59"><text:s text:c="3"/></text:span><text:span text:style-name="T59">3: 14:46:12.080638 192.168.1.10 &gt; 192.168.3.10: icmp: echo request </text:span></text:p>
            <text:p text:style-name="P9"><text:span text:style-name="T59"><text:s text:c="3"/></text:span><text:span text:style-name="T59">4: 14:46:12.081309 192.168.3.10 &gt; 192.168.1.10: icmp: echo reply </text:span></text:p>
            <text:p text:style-name="P9"><text:span text:style-name="T59"><text:s text:c="3"/></text:span><text:span text:style-name="T59">5: 14:46:31.081569 192.168.1.10.58226 &gt; 192.168.3.10.80: S 4052042955:4052042955(0) win 65535 &lt;mss 1460,nop,wscale 0, </text:span></text:p>
            <text:p text:style-name="P9"><text:span text:style-name="T59"><text:s text:c="3"/></text:span><text:span text:style-name="T59">6: 14:46:31.081676 192.168.3.10.80 &gt; 192.168.1.10.58226: R 0:0(0) ack 4052042956 win 65535 </text:span></text:p>
            <text:p text:style-name="P9"><text:span text:style-name="T59"><text:s text:c="3"/></text:span><text:span text:style-name="T59">7: 14:46:38.426171 0.0.0.0.68 &gt; 255.255.255.255.67: <text:s/>udp 300 </text:span></text:p>
            <text:p text:style-name="P9"><text:span text:style-name="T59"><text:s text:c="3"/></text:span><text:span text:style-name="T59">8: 14:46:39.543947 0.0.0.0.68 &gt; 255.255.255.255.67: <text:s/>udp 300 </text:span></text:p>
            <text:p text:style-name="P9"><text:span text:style-name="T59"><text:s text:c="3"/></text:span><text:span text:style-name="T59">9: 14:46:41.782857 0.0.0.0.68 &gt; 255.255.255.255.67: <text:s/>udp 300 </text:span></text:p>
            <text:p text:style-name="P9"><text:span text:style-name="T59"><text:s text:c="2"/></text:span><text:span text:style-name="T59">10: 14:46:44.746955 192.168.1.10.58227 &gt; 192.168.3.10.80: S 416086651:416086651(0) win 65535 &lt;mss 1460,nop,wscale 0,no </text:span></text:p>
            <text:p text:style-name="P9"><text:span text:style-name="T59"><text:s text:c="2"/></text:span><text:span text:style-name="T59">11: 14:46:44.747062 192.168.3.10.80 &gt; 192.168.1.10.58227: R 0:0(0) ack 416086652 win 65535 </text:span></text:p>
            <text:p text:style-name="P9"><text:span text:style-name="T59"><text:s text:c="2"/></text:span><text:span text:style-name="T59">12: 14:46:45.322950 192.168.1.10.58228 &gt; 192.168.3.10.80: S 787702359:787702359(0) win 65535 &lt;mss 1460,nop,wscale 0,no </text:span></text:p>
            <text:p text:style-name="P9"><text:span text:style-name="T59"><text:s text:c="2"/></text:span><text:span text:style-name="T59">13: 14:46:45.323042 192.168.3.10.80 &gt; 192.168.1.10.58228: R 0:0(0) ack 787702360 win 65535 </text:span></text:p>
            <text:p text:style-name="P9"><text:span text:style-name="T59"><text:s text:c="2"/></text:span><text:span text:style-name="T59">14: 14:46:46.440452 0.0.0.0.68 &gt; 255.255.255.255.67: <text:s/>udp 300 </text:span></text:p>
            <text:p text:style-name="P9"><text:span text:style-name="T59">14 packets shown</text:span></text:p>
          </draw:text-box>
        </draw:frame>
        <presentation:notes draw:style-name="dp2" presentation:use-date-time-name="dtd1">
          <draw:page-thumbnail draw:style-name="gr4" draw:layer="layout" svg:width="19.685cm" svg:height="12.983cm" svg:x="0.635cm" svg:y="2.257cm" draw:page-number="36" presentation:class="page"/>
          <draw:frame presentation:style-name="pr3" draw:text-style-name="P5" draw:layer="layout" svg:width="16.799cm" svg:height="11.596cm" svg:x="2.1cm" svg:y="15.875cm" presentation:class="notes" presentation:placeholder="true">
            <draw:text-box/>
          </draw:frame>
        </presentation:notes>
      </draw:page>
      <draw:page draw:name="page37" draw:style-name="dp4" draw:master-page-name="Default" presentation:presentation-page-layout-name="AL2T3" presentation:use-date-time-name="dtd1">
        <draw:custom-shape draw:style-name="gr40" draw:text-style-name="P8" draw:layer="layout" svg:width="26.213cm" svg:height="1.27cm" svg:x="1.092cm" svg:y="0.635cm">
          <text:list text:style-name="L2">
            <text:list-header>
              <text:p text:style-name="P7"><text:span text:style-name="T6">Packet tracer</text:span></text:p>
            </text:list-header>
          </text:list>
          <draw:enhanced-geometry svg:viewBox="0 0 21600 21600" draw:type="mso-spt202" draw:enhanced-path="M 0 0 L 21600 0 21600 21600 0 21600 0 0 Z N"/>
        </draw:custom-shape>
        <draw:frame presentation:style-name="pr28" draw:text-style-name="P12" draw:layer="layout" svg:width="24.42cm" svg:height="17.149cm" svg:x="1.791cm" svg:y="2.54cm" presentation:class="outline" presentation:user-transformed="true">
          <draw:text-box>
            <text:p text:style-name="P9"><text:span text:style-name="T10">Команда packet-tracer:</text:span></text:p>
            <text:list text:style-name="L3">
              <text:list-item>
                <text:list>
                  <text:list-item>
                    <text:p text:style-name="P29"><text:span text:style-name="T10">позволяет проверить как ASA обработает пакет не генерируя при этом реальный трафик с соответствующих хостов</text:span></text:p>
                  </text:list-item>
                  <text:list-item>
                    <text:p text:style-name="P29"><text:span text:style-name="T10">ASA сама создает пакет и пропускает его через себя</text:span></text:p>
                  </text:list-item>
                  <text:list-item>
                    <text:p text:style-name="P29"><text:span text:style-name="T10">В результате выполнения команды будет отображен порядок обработки указанного пакета внутри ASA и результат обработки.</text:span></text:p>
                  </text:list-item>
                  <text:list-item>
                    <text:p text:style-name="P29"><text:span text:style-name="T10">При поиске неисправностей packet tracer один из самых удобных инструментов</text:span></text:p>
                  </text:list-item>
                  <text:list-item>
                    <text:p text:style-name="P29"><text:span text:style-name="T10">Так как packet-tracer генерирует указанный пакет, то информацию о нём можно посмотреть в различной статистике, счётчиках, таблицах трансляции. </text:span></text:p>
                  </text:list-item>
                  <text:list-item>
                    <text:p text:style-name="P29"><text:span text:style-name="T10">Команда packet-tracer может использоваться в связке с capture. Даже если при перехвате трафика не использовался параметр trace, с помощью packet-tracer можно получить аналогичный вывод для реального пакета.</text:span></text:p>
                  </text:list-item>
                  <text:list-item>
                    <text:p text:style-name="P29"><text:span text:style-name="T10">Утилита packet tracer доступна и в веб-интерфейсе ASDM.</text:span></text:p>
                  </text:list-item>
                </text:list>
              </text:list-item>
            </text:list>
          </draw:text-box>
        </draw:frame>
        <presentation:notes draw:style-name="dp2" presentation:use-date-time-name="dtd1">
          <draw:page-thumbnail draw:style-name="gr4" draw:layer="layout" svg:width="19.685cm" svg:height="12.983cm" svg:x="0.635cm" svg:y="2.257cm" draw:page-number="37" presentation:class="page"/>
          <draw:frame presentation:style-name="pr3" draw:text-style-name="P5" draw:layer="layout" svg:width="16.799cm" svg:height="11.596cm" svg:x="2.1cm" svg:y="15.875cm" presentation:class="notes" presentation:placeholder="true">
            <draw:text-box/>
          </draw:frame>
        </presentation:notes>
      </draw:page>
      <draw:page draw:name="page38" draw:style-name="dp4" draw:master-page-name="Default" presentation:presentation-page-layout-name="AL2T3" presentation:use-date-time-name="dtd1">
        <draw:custom-shape draw:style-name="gr41" draw:text-style-name="P8" draw:layer="layout" svg:width="26.213cm" svg:height="1.27cm" svg:x="1.092cm" svg:y="0.635cm">
          <text:list text:style-name="L2">
            <text:list-header>
              <text:p text:style-name="P7"><text:span text:style-name="T6">Packet tracer</text:span></text:p>
            </text:list-header>
          </text:list>
          <draw:enhanced-geometry svg:viewBox="0 0 21600 21600" draw:type="mso-spt202" draw:enhanced-path="M 0 0 L 21600 0 21600 21600 0 21600 0 0 Z N"/>
        </draw:custom-shape>
        <draw:frame presentation:style-name="pr29" draw:text-style-name="P31" draw:layer="layout" svg:width="24.42cm" svg:height="17.387cm" svg:x="1.791cm" svg:y="2.54cm" presentation:class="outline" presentation:user-transformed="true">
          <draw:text-box>
            <text:p text:style-name="P30"><text:span text:style-name="T10">Синтаксис команды немного меняется в зависимости от того пакет какого протокола надо сгенерировать. </text:span></text:p>
            <text:p text:style-name="P30"><text:span text:style-name="T8">ASA1# packet-tracer input &lt;intf-name&gt; &lt;protocol&gt; &lt;sIP&gt; &lt;protocol-param&gt; &lt;dIP&gt; [detailed|xml]</text:span></text:p>
            <text:p text:style-name="P30"><text:span text:style-name="T10"/></text:p>
            <text:p text:style-name="P30"><text:span text:style-name="T10">Общие параметры команды packet-tracer:</text:span></text:p>
            <text:list text:style-name="L3">
              <text:list-item>
                <text:list>
                  <text:list-item>
                    <text:p text:style-name="P30"><text:span text:style-name="T10">intf-name — имя интерфейса ASA через который входит пакет,</text:span></text:p>
                  </text:list-item>
                  <text:list-item>
                    <text:p text:style-name="P30"><text:span text:style-name="T10">protocol — протокол, который будет использоваться:</text:span></text:p>
                  </text:list-item>
                  <text:list-item>
                    <text:p text:style-name="P30"><text:span text:style-name="T10">TCP,</text:span></text:p>
                  </text:list-item>
                  <text:list-item>
                    <text:p text:style-name="P30"><text:span text:style-name="T10">UDP,</text:span></text:p>
                  </text:list-item>
                  <text:list-item>
                    <text:p text:style-name="P30"><text:span text:style-name="T10">RAW IP,</text:span></text:p>
                  </text:list-item>
                  <text:list-item>
                    <text:p text:style-name="P30"><text:span text:style-name="T10">ICMP,</text:span></text:p>
                  </text:list-item>
                  <text:list-item>
                    <text:p text:style-name="P30"><text:span text:style-name="T10">protocol-param — параметры, которые зависят от того какой протокол был выбран. Описаны далее в соответствующих разделах,</text:span></text:p>
                  </text:list-item>
                  <text:list-item>
                    <text:p text:style-name="P30"><text:span text:style-name="T10">sIP — IP-адрес отправителя,</text:span></text:p>
                  </text:list-item>
                  <text:list-item>
                    <text:p text:style-name="P30"><text:span text:style-name="T10">dIP — IP-адрес получателя,</text:span></text:p>
                  </text:list-item>
                  <text:list-item>
                    <text:p text:style-name="P30"><text:span text:style-name="T10">detailed — более подробный вывод команды,</text:span></text:p>
                  </text:list-item>
                  <text:list-item>
                    <text:p text:style-name="P30"><text:span text:style-name="T10">xml — вывод результата в формате xml.</text:span></text:p>
                  </text:list-item>
                </text:list>
              </text:list-item>
            </text:list>
          </draw:text-box>
        </draw:frame>
        <presentation:notes draw:style-name="dp2" presentation:use-date-time-name="dtd1">
          <draw:page-thumbnail draw:style-name="gr4" draw:layer="layout" svg:width="19.685cm" svg:height="12.983cm" svg:x="0.635cm" svg:y="2.257cm" draw:page-number="38" presentation:class="page"/>
          <draw:frame presentation:style-name="pr3" draw:text-style-name="P5" draw:layer="layout" svg:width="16.799cm" svg:height="11.596cm" svg:x="2.1cm" svg:y="15.875cm" presentation:class="notes" presentation:placeholder="true">
            <draw:text-box/>
          </draw:frame>
        </presentation:notes>
      </draw:page>
      <draw:page draw:name="page39" draw:style-name="dp4" draw:master-page-name="Default" presentation:presentation-page-layout-name="AL2T3" presentation:use-date-time-name="dtd1">
        <draw:custom-shape draw:style-name="gr42" draw:text-style-name="P8" draw:layer="layout" svg:width="26.213cm" svg:height="1.27cm" svg:x="1.092cm" svg:y="0.635cm">
          <text:list text:style-name="L2">
            <text:list-header>
              <text:p text:style-name="P7"><text:span text:style-name="T6">Packet tracer</text:span></text:p>
            </text:list-header>
          </text:list>
          <draw:enhanced-geometry svg:viewBox="0 0 21600 21600" draw:type="mso-spt202" draw:enhanced-path="M 0 0 L 21600 0 21600 21600 0 21600 0 0 Z N"/>
        </draw:custom-shape>
        <draw:frame presentation:style-name="pr30" draw:text-style-name="P32" draw:layer="layout" svg:width="24.42cm" svg:height="17.254cm" svg:x="1.791cm" svg:y="2.54cm" presentation:class="outline" presentation:user-transformed="true">
          <draw:text-box>
            <text:p text:style-name="P30"><text:span text:style-name="T21">packet-tracer input inside tcp 192.168.1.10 40000 192.168.100.10 80</text:span></text:p>
            <text:p text:style-name="P30"><text:span text:style-name="T21"/></text:p>
            <text:p text:style-name="P30"><text:span text:style-name="T21">Phase: 1</text:span></text:p>
            <text:p text:style-name="P30"><text:span text:style-name="T21">Type: FLOW-LOOKUP</text:span></text:p>
            <text:p text:style-name="P30"><text:span text:style-name="T21">Subtype: </text:span></text:p>
            <text:p text:style-name="P30"><text:span text:style-name="T21">Result: ALLOW</text:span></text:p>
            <text:p text:style-name="P30"><text:span text:style-name="T21">Config:</text:span></text:p>
            <text:p text:style-name="P30"><text:span text:style-name="T21">Additional Information:</text:span></text:p>
            <text:p text:style-name="P30"><text:span text:style-name="T21">Found no matching flow, creating a new flow</text:span></text:p>
            <text:p text:style-name="P30"><text:span text:style-name="T21"/></text:p>
            <text:p text:style-name="P30"><text:span text:style-name="T21">Phase: 2</text:span></text:p>
            <text:p text:style-name="P30"><text:span text:style-name="T21">Type: ROUTE-LOOKUP</text:span></text:p>
            <text:p text:style-name="P30"><text:span text:style-name="T21">Subtype: input</text:span></text:p>
            <text:p text:style-name="P30"><text:span text:style-name="T21">Result: ALLOW</text:span></text:p>
            <text:p text:style-name="P30"><text:span text:style-name="T21">Config:</text:span></text:p>
            <text:p text:style-name="P30"><text:span text:style-name="T21">Additional Information:</text:span></text:p>
            <text:p text:style-name="P30"><text:span text:style-name="T21">in <text:s text:c="2"/>192.168.100.0 <text:s text:c="2"/>255.255.255.0 <text:s text:c="2"/>outside</text:span></text:p>
            <text:p text:style-name="P30"><text:span text:style-name="T21"/></text:p>
            <text:p text:style-name="P30"><text:span text:style-name="T21">Phase: 3</text:span></text:p>
            <text:p text:style-name="P30"><text:span text:style-name="T21">Type: ACCESS-LIST</text:span></text:p>
            <text:p text:style-name="P30"><text:span text:style-name="T21">Subtype: log</text:span></text:p>
            <text:p text:style-name="P30"><text:span text:style-name="T21">Result: ALLOW</text:span></text:p>
            <text:p text:style-name="P30"><text:span text:style-name="T21">Config:</text:span></text:p>
            <text:p text:style-name="P30"><text:span text:style-name="T21">access-group permit_web in interface inside</text:span></text:p>
            <text:p text:style-name="P30"><text:span text:style-name="T21">access-list permit_web extended permit tcp 192.168.1.0 255.255.255.0 any eq www </text:span></text:p>
            <text:p text:style-name="P30"><text:span text:style-name="T21">Additional Information:</text:span></text:p>
          </draw:text-box>
        </draw:frame>
        <presentation:notes draw:style-name="dp2" presentation:use-date-time-name="dtd1">
          <draw:page-thumbnail draw:style-name="gr4" draw:layer="layout" svg:width="19.685cm" svg:height="12.983cm" svg:x="0.635cm" svg:y="2.257cm" draw:page-number="39" presentation:class="page"/>
          <draw:frame presentation:style-name="pr3" draw:text-style-name="P5" draw:layer="layout" svg:width="16.799cm" svg:height="11.596cm" svg:x="2.1cm" svg:y="15.875cm" presentation:class="notes" presentation:placeholder="true">
            <draw:text-box/>
          </draw:frame>
        </presentation:notes>
      </draw:page>
      <draw:page draw:name="page40" draw:style-name="dp4" draw:master-page-name="Default" presentation:presentation-page-layout-name="AL2T3" presentation:use-date-time-name="dtd1">
        <draw:custom-shape draw:style-name="gr43" draw:text-style-name="P8" draw:layer="layout" svg:width="26.213cm" svg:height="1.27cm" svg:x="1.092cm" svg:y="0.635cm">
          <text:list text:style-name="L2">
            <text:list-header>
              <text:p text:style-name="P7"><text:span text:style-name="T6">Packet tracer</text:span></text:p>
            </text:list-header>
          </text:list>
          <draw:enhanced-geometry svg:viewBox="0 0 21600 21600" draw:type="mso-spt202" draw:enhanced-path="M 0 0 L 21600 0 21600 21600 0 21600 0 0 Z N"/>
        </draw:custom-shape>
        <draw:frame presentation:style-name="pr31" draw:text-style-name="P32" draw:layer="layout" svg:width="24.42cm" svg:height="17.893cm" svg:x="1.791cm" svg:y="2.54cm" presentation:class="outline" presentation:user-transformed="true">
          <draw:text-box>
            <text:p text:style-name="P30"><text:span text:style-name="T21">Phase: 4</text:span></text:p>
            <text:p text:style-name="P30"><text:span text:style-name="T21">Type: CONN-SETTINGS</text:span></text:p>
            <text:p text:style-name="P30"><text:span text:style-name="T21">Subtype: </text:span></text:p>
            <text:p text:style-name="P30"><text:span text:style-name="T21">Result: ALLOW</text:span></text:p>
            <text:p text:style-name="P30"><text:span text:style-name="T21">Config:</text:span></text:p>
            <text:p text:style-name="P30"><text:span text:style-name="T21">class-map any</text:span></text:p>
            <text:p text:style-name="P30"><text:span text:style-name="T21"><text:s/></text:span><text:span text:style-name="T21">match any</text:span></text:p>
            <text:p text:style-name="P30"><text:span text:style-name="T21">policy-map global_policy</text:span></text:p>
            <text:p text:style-name="P30"><text:span text:style-name="T21"><text:s/></text:span><text:span text:style-name="T21">class any</text:span></text:p>
            <text:p text:style-name="P30"><text:span text:style-name="T21"><text:s text:c="2"/></text:span><text:span text:style-name="T21">set connection decrement-ttl</text:span></text:p>
            <text:p text:style-name="P30"><text:span text:style-name="T21">service-policy global_policy global</text:span></text:p>
            <text:p text:style-name="P30"><text:span text:style-name="T21"/></text:p>
            <text:p text:style-name="P30"><text:span text:style-name="T21">Phase: 5</text:span></text:p>
            <text:p text:style-name="P30"><text:span text:style-name="T21">Type: IP-OPTIONS</text:span></text:p>
            <text:p text:style-name="P30"><text:span text:style-name="T21">Result: ALLOW</text:span></text:p>
            <text:p text:style-name="P30"><text:span text:style-name="T21"/></text:p>
            <text:p text:style-name="P30"><text:span text:style-name="T21">Phase: 6</text:span></text:p>
            <text:p text:style-name="P30"><text:span text:style-name="T21">Type: NAT</text:span></text:p>
            <text:p text:style-name="P30"><text:span text:style-name="T21">Subtype: </text:span></text:p>
            <text:p text:style-name="P30"><text:span text:style-name="T21">Result: ALLOW </text:span></text:p>
            <text:p text:style-name="P30"><text:span text:style-name="T21">Config:</text:span></text:p>
            <text:p text:style-name="P30"><text:span text:style-name="T21">nat (inside) 1 0.0.0.0 0.0.0.0</text:span></text:p>
            <text:p text:style-name="P30"><text:span text:style-name="T21"><text:s text:c="2"/></text:span><text:span text:style-name="T21">match ip inside any outside any</text:span></text:p>
            <text:p text:style-name="P30"><text:span text:style-name="T21"><text:s text:c="4"/></text:span><text:span text:style-name="T21">dynamic translation to pool 1 (192.168.3.1 [Interface PAT])</text:span></text:p>
            <text:p text:style-name="P30"><text:span text:style-name="T21"><text:s text:c="4"/></text:span><text:span text:style-name="T21">translate_hits = 2, untranslate_hits = 0</text:span></text:p>
            <text:p text:style-name="P30"><text:span text:style-name="T21">Additional Information:</text:span></text:p>
            <text:p text:style-name="P30"><text:span text:style-name="T21">Dynamic translate inhost/40000 to 192.168.3.1/51495 using netmask 255.255.255.255</text:span></text:p>
          </draw:text-box>
        </draw:frame>
        <presentation:notes draw:style-name="dp2" presentation:use-date-time-name="dtd1">
          <draw:page-thumbnail draw:style-name="gr4" draw:layer="layout" svg:width="19.685cm" svg:height="12.983cm" svg:x="0.635cm" svg:y="2.257cm" draw:page-number="40" presentation:class="page"/>
          <draw:frame presentation:style-name="pr3" draw:text-style-name="P5" draw:layer="layout" svg:width="16.799cm" svg:height="11.596cm" svg:x="2.1cm" svg:y="15.875cm" presentation:class="notes" presentation:placeholder="true">
            <draw:text-box/>
          </draw:frame>
        </presentation:notes>
      </draw:page>
      <draw:page draw:name="page41" draw:style-name="dp4" draw:master-page-name="Default" presentation:presentation-page-layout-name="AL2T3" presentation:use-date-time-name="dtd1">
        <draw:custom-shape draw:style-name="gr44" draw:text-style-name="P8" draw:layer="layout" svg:width="26.213cm" svg:height="1.27cm" svg:x="1.092cm" svg:y="0.635cm">
          <text:list text:style-name="L2">
            <text:list-header>
              <text:p text:style-name="P7"><text:span text:style-name="T6">Packet tracer</text:span></text:p>
            </text:list-header>
          </text:list>
          <draw:enhanced-geometry svg:viewBox="0 0 21600 21600" draw:type="mso-spt202" draw:enhanced-path="M 0 0 L 21600 0 21600 21600 0 21600 0 0 Z N"/>
        </draw:custom-shape>
        <draw:frame presentation:style-name="pr32" draw:text-style-name="P32" draw:layer="layout" svg:width="24.42cm" svg:height="17.893cm" svg:x="1.791cm" svg:y="2.54cm" presentation:class="outline" presentation:user-transformed="true">
          <draw:text-box>
            <text:p text:style-name="P30"><text:span text:style-name="T21">Phase: 7</text:span></text:p>
            <text:p text:style-name="P30"><text:span text:style-name="T21">Type: NAT</text:span></text:p>
            <text:p text:style-name="P30"><text:span text:style-name="T21">Subtype: host-limits</text:span></text:p>
            <text:p text:style-name="P30"><text:span text:style-name="T21">Result: ALLOW</text:span></text:p>
            <text:p text:style-name="P30"><text:span text:style-name="T21">Config:</text:span></text:p>
            <text:p text:style-name="P30"><text:span text:style-name="T21">nat (inside) 1 0.0.0.0 0.0.0.0</text:span></text:p>
            <text:p text:style-name="P30"><text:span text:style-name="T21"><text:s text:c="2"/></text:span><text:span text:style-name="T21">match ip inside any inside any</text:span></text:p>
            <text:p text:style-name="P30"><text:span text:style-name="T21"><text:s text:c="4"/></text:span><text:span text:style-name="T21">dynamic translation to pool 1 (No matching global)</text:span></text:p>
            <text:p text:style-name="P30"><text:span text:style-name="T21"><text:s text:c="4"/></text:span><text:span text:style-name="T21">translate_hits = 0, untranslate_hits = 0</text:span></text:p>
            <text:p text:style-name="P30"><text:span text:style-name="T21"/></text:p>
            <text:p text:style-name="P30"><text:span text:style-name="T21">Phase: 8</text:span></text:p>
            <text:p text:style-name="P30"><text:span text:style-name="T21">Type: IP-OPTIONS</text:span></text:p>
            <text:p text:style-name="P30"><text:span text:style-name="T21">Result: ALLOW</text:span></text:p>
            <text:p text:style-name="P30"><text:span text:style-name="T21"/></text:p>
            <text:p text:style-name="P30"><text:span text:style-name="T21">Phase: 9</text:span></text:p>
            <text:p text:style-name="P30"><text:span text:style-name="T21">Type: FLOW-CREATION</text:span></text:p>
            <text:p text:style-name="P30"><text:span text:style-name="T21">Result: ALLOW</text:span></text:p>
            <text:p text:style-name="P30"><text:span text:style-name="T21">Additional Information:</text:span></text:p>
            <text:p text:style-name="P30"><text:span text:style-name="T21">New flow created with id 143, packet dispatched to next module</text:span></text:p>
            <text:p text:style-name="P30"><text:span text:style-name="T21"/></text:p>
            <text:p text:style-name="P30"><text:span text:style-name="T21">Result:</text:span></text:p>
            <text:p text:style-name="P30"><text:span text:style-name="T21">input-interface: inside</text:span></text:p>
            <text:p text:style-name="P30"><text:span text:style-name="T21">input-status: up</text:span></text:p>
            <text:p text:style-name="P30"><text:span text:style-name="T21">input-line-status: up</text:span></text:p>
            <text:p text:style-name="P30"><text:span text:style-name="T21">output-interface: outside</text:span></text:p>
            <text:p text:style-name="P30"><text:span text:style-name="T21">output-status: up</text:span></text:p>
            <text:p text:style-name="P30"><text:span text:style-name="T21">output-line-status: up</text:span></text:p>
            <text:p text:style-name="P30"><text:span text:style-name="T21">Action: allow</text:span></text:p>
          </draw:text-box>
        </draw:frame>
        <presentation:notes draw:style-name="dp2" presentation:use-date-time-name="dtd1">
          <draw:page-thumbnail draw:style-name="gr4" draw:layer="layout" svg:width="19.685cm" svg:height="12.983cm" svg:x="0.635cm" svg:y="2.257cm" draw:page-number="41" presentation:class="page"/>
          <draw:frame presentation:style-name="pr3" draw:text-style-name="P5" draw:layer="layout" svg:width="16.799cm" svg:height="11.596cm" svg:x="2.1cm" svg:y="15.875cm" presentation:class="notes" presentation:placeholder="true">
            <draw:text-box/>
          </draw:frame>
        </presentation:notes>
      </draw:page>
      <draw:page draw:name="page42" draw:style-name="dp1" draw:master-page-name="Default_20_1" presentation:presentation-page-layout-name="AL1T0" presentation:use-date-time-name="dtd1">
        <draw:custom-shape draw:style-name="gr45" draw:text-style-name="P2" draw:layer="layout" svg:width="24.753cm" svg:height="3.074cm" svg:x="1.27cm" svg:y="8.356cm">
          <text:list text:style-name="L1">
            <text:list-header>
              <text:p text:style-name="P1"><text:span text:style-name="T1">Основы настройки Cisco ASA</text:span></text:p>
            </text:list-header>
            <text:list-item>
              <text:p text:style-name="P1"><text:span text:style-name="T2"/></text:p>
            </text:list-item>
            <text:list-item>
              <text:p text:style-name="P1"><text:span text:style-name="T2"/></text:p>
            </text:list-item>
          </text:list>
          <draw:enhanced-geometry svg:viewBox="0 0 21600 21600" draw:type="mso-spt202" draw:enhanced-path="M 0 0 L 21600 0 21600 21600 0 21600 0 0 Z N"/>
        </draw:custom-shape>
        <draw:custom-shape draw:style-name="gr46" draw:text-style-name="P3" draw:layer="layout" svg:width="6.3cm" svg:height="1.4cm" svg:x="20.999cm" svg:y="19.111cm">
          <text:list text:style-name="L1">
            <text:list-header>
              <text:p text:style-name="P1"><text:span text:style-name="T3">Сетевые Дни</text:span></text:p>
            </text:list-header>
          </text:list>
          <draw:enhanced-geometry svg:viewBox="0 0 21600 21600" draw:type="mso-spt202" draw:enhanced-path="M 0 0 L 21600 0 21600 21600 0 21600 0 0 Z N"/>
        </draw:custom-shape>
        <draw:custom-shape draw:style-name="gr47" draw:text-style-name="P4" draw:layer="layout" svg:width="18.414cm" svg:height="2.635cm" svg:x="1.271cm" svg:y="11.43cm">
          <text:list text:style-name="L1">
            <text:list-header>
              <text:p text:style-name="P1"><text:span text:style-name="T4">Автор курса: Наташа Самойленко</text:span></text:p>
            </text:list-header>
            <text:list-item>
              <text:p text:style-name="P1"><text:span text:style-name="T4">nataliya.samoylenko@gmail.com</text:span></text:p>
            </text:list-item>
          </text:list>
          <draw:enhanced-geometry svg:viewBox="0 0 21600 21600" draw:type="mso-spt202" draw:enhanced-path="M 0 0 L 21600 0 21600 21600 0 21600 0 0 Z N"/>
        </draw:custom-shape>
        <presentation:notes draw:style-name="dp2" presentation:use-date-time-name="dtd1">
          <draw:page-thumbnail draw:style-name="gr4" draw:layer="layout" svg:width="20.955cm" svg:height="13.618cm" svg:x="0cm" svg:y="2.257cm" draw:page-number="42"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6" draw:display-name="Bitmape 6"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ccccff" draw:fill-gradient-name="Gradient_20_7" draw:fill-hatch-name="Hatch_20_1" draw:fill-image-name="Bitmape_20_6"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none" fo:font-style="italic" style:font-family-asian="SimSun" style:font-pitch-asian="variable" style:language-asian="zh" style:country-asian="C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List_20_Contents" style:display-name="List Contents" style:family="graphic">
      <style:paragraph-properties fo:margin-left="1.764cm" fo:margin-right="0cm" fo:text-indent="0cm"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Footnote_20_Symbol" style:display-name="Footnote Symbol" style:family="graphic">
      <style:paragraph-properties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Endnote_20_Symbol" style:display-name="Endnote Symbol" style:family="graphic">
      <style:paragraph-properties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fo:font-family="'Times New Roman'" style:font-family-generic="roman" style:font-pitch="variable" fo:font-size="12pt" fo:language="zxx" fo:country="none" style:text-underline-style="solid" style:text-underline-width="auto" style:text-underline-color="font-color" style:font-family-asian="SimSun" style:font-pitch-asian="variable" style:language-asian="zxx" style:country-asian="none" style:font-family-complex="'Times New Roman'" style:font-family-generic-complex="roman" style:font-pitch-complex="variable" style:font-size-complex="12pt"/>
    </style:style>
    <style:style style:name="Visited_20_Internet_20_Link" style:display-name="Visited Internet Link" style:family="graphic">
      <style:paragraph-properties style:text-autospace="none"/>
      <style:text-properties fo:color="#800000" fo:font-family="'Times New Roman'" style:font-family-generic="roman" style:font-pitch="variable" fo:font-size="12pt" fo:language="zxx" fo:country="none" style:text-underline-style="solid" style:text-underline-width="auto" style:text-underline-color="font-color" style:font-family-asian="SimSun" style:font-pitch-asian="variable" style:language-asian="zxx" style:country-asian="none" style:font-family-complex="'Times New Roman'" style:font-family-generic-complex="roman" style:font-pitch-complex="variable"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SimSun"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0pt" style:font-size-asian="20pt" style:font-size-complex="20pt"/>
    </style:style>
    <style:style style:name="Default-outline3" style:family="presentation" style:parent-style-name="Default-outline2">
      <style:paragraph-properties fo:margin-top="0cm" fo:margin-bottom="0.3cm"/>
      <style:text-properties fo:font-size="20pt" style:font-size-asian="20pt" style:font-size-complex="20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0pt" fo:font-style="normal" fo:text-shadow="none" style:text-underline-style="none" fo:font-weight="normal" style:letter-kerning="true" style:font-family-asian="SimSun"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auto-grow-width="true" fo:min-height="0.935cm" fo:min-width="9.452cm"/>
    </style:style>
    <style:style style:name="Mgr4" style:family="graphic" style:parent-style-name="standard">
      <style:graphic-properties draw:stroke="none" draw:fill="solid" draw:fill-color="#9999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r3" style:family="presentation" style:parent-style-name="Default_20_1-backgroundobjects">
      <style:graphic-properties draw:stroke="none" draw:fill="none" draw:fill-color="#ffffff" draw:auto-grow-height="false" fo:min-height="1.485cm"/>
    </style:style>
    <style:style style:name="Mpr4"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3" draw:layer="backgroundobjects" svg:width="9.113cm" svg:height="1.484cm" svg:x="5.715cm" svg:y="28.216cm" presentation:class="page-number">
        <draw:text-box>
          <text:p text:style-name="MP3"><text:span text:style-name="MT1"><text:page-number>6</text:page-number></text:span></text:p>
        </draw:text-box>
      </draw:frame>
      <draw:page-thumbnail draw:layer="backgroundobjects" svg:width="18.999cm" svg:height="14.249cm" svg:x="0.635cm" svg:y="2.54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0">
        <draw:page-thumbnail presentation:style-name="Default-title" draw:layer="backgroundobjects" svg:width="19.685cm" svg:height="12.983cm" svg:x="0.635cm" svg:y="2.257cm" presentation:class="page"/>
        <draw:frame presentation:style-name="Default-notes" draw:layer="backgroundobjects" svg:width="16.799cm" svg:height="11.596cm" svg:x="2.1cm" svg:y="15.875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2"><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draw:style-name="Mgr3" draw:layer="backgroundobjects" svg:width="9.952cm" svg:height="1.185cm" svg:x="10.795cm" svg:y="27.94cm">
          <draw:text-box>
            <text:p text:style-name="MP4"><text:page-number>6</text:page-number></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59cm" svg:x="1.4cm" svg:y="4.914cm" presentation:class="outline" presentation:placeholder="true">
        <draw:text-box/>
      </draw:frame>
      <draw:custom-shape draw:style-name="Mgr4" draw:text-style-name="MP5" draw:layer="backgroundobjects" svg:width="28cm" svg:height="7.788cm" svg:x="0cm" svg:y="6.817cm">
        <text:p/>
        <draw:enhanced-geometry svg:viewBox="0 0 21600 21600" draw:type="rectangle" draw:enhanced-path="M 0 0 L 21600 0 21600 21600 0 21600 0 0 Z N"/>
      </draw:custom-shape>
      <presentation:notes style:page-layout-name="PM0">
        <draw:page-thumbnail presentation:style-name="Default_20_1-title" draw:layer="backgroundobjects" svg:width="20.955cm" svg:height="13.618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draw:style-name="Mgr3" draw:layer="backgroundobjects" svg:width="9.952cm" svg:height="1.185cm" svg:x="10.795cm" svg:y="27.941cm">
          <draw:text-box>
            <text:p text:style-name="MP4"><text:page-number>6</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taliya Samoylenko</meta:initial-creator>
    <meta:creation-date>2011-04-27T07:03:17</meta:creation-date>
    <meta:editing-duration>P2DT15H36M35S</meta:editing-duration>
    <meta:editing-cycles>358</meta:editing-cycles>
    <dc:date>2017-02-11T14:18:30</dc:date>
    <meta:generator>OpenOffice/4.1.2$Unix OpenOffice.org_project/412m3$Build-9782</meta:generator>
    <dc:title>BGP NetDay</dc:title>
    <meta:document-statistic meta:object-count="182"/>
  </office:meta>
</office:document-meta>
</file>